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81600000895AB1CDCEB.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47800000860C69A0A2F.svm"/>
  <manifest:file-entry manifest:media-type="" manifest:full-path="Pictures/20000007000032710000163A96F42AAB.svm"/>
  <manifest:file-entry manifest:media-type="" manifest:full-path="Pictures/2000000700001C6D00001428C6613353.svm"/>
  <manifest:file-entry manifest:media-type="" manifest:full-path="Pictures/20000007000013D90000156650C5C18E.svm"/>
  <manifest:file-entry manifest:media-type="" manifest:full-path="Pictures/2000000700003C0D0000128193AB7308.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font-name="Courier New1" fo:font-size="8pt" fo:language="en" fo:country="US" style:font-size-asian="8pt" style:font-size-complex="8pt"/>
    </style:style>
    <style:style style:name="P15" style:family="paragraph" style:parent-style-name="Code">
      <style:text-properties style:use-window-font-color="true" style:text-underline-style="none"/>
    </style:style>
    <style:style style:name="P16" style:family="paragraph" style:parent-style-name="Code">
      <style:text-properties style:use-window-font-color="true" fo:font-weight="bold" style:font-weight-asian="bold" style:font-weight-complex="bold"/>
    </style:style>
    <style:style style:name="P17" style:family="paragraph" style:parent-style-name="Code">
      <style:text-properties fo:color="#000000"/>
    </style:style>
    <style:style style:name="P18" style:family="paragraph" style:parent-style-name="Code">
      <style:text-properties fo:font-weight="bold" style:font-weight-asian="bold" style:font-weight-complex="bold"/>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New1" fo:font-size="8pt" fo:language="en" fo:country="US" style:font-size-asian="8pt" style:font-size-complex="8pt"/>
    </style:style>
    <style:style style:name="P24" style:family="paragraph" style:parent-style-name="Text_20_body">
      <style:text-properties style:use-window-font-color="tru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tyle="italic" fo:font-weight="normal" style:font-style-asian="italic" style:font-weight-asian="normal" style:font-style-complex="italic" style:font-weight-complex="normal"/>
    </style:style>
    <style:style style:name="P27" style:family="paragraph" style:parent-style-name="Text_20_body">
      <style:text-properties fo:color="#008080" style:font-name="Consolas" fo:font-size="10pt" style:font-name-asian="Consolas" style:font-size-asian="10pt" style:font-name-complex="Consolas" style:font-size-complex="10pt"/>
    </style:style>
    <style:style style:name="P28" style:family="paragraph" style:parent-style-name="Text_20_body">
      <style:paragraph-properties fo:margin-left="1.251cm" fo:margin-right="0cm" fo:text-indent="0cm" style:auto-text-indent="false"/>
    </style:style>
    <style:style style:name="P29"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30"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31" style:family="paragraph" style:parent-style-name="Code">
      <style:paragraph-properties fo:margin-left="0cm" fo:margin-right="0cm" fo:text-indent="0cm" style:auto-text-indent="false"/>
      <style:text-properties fo:font-size="8pt" style:font-size-asian="8pt"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Bibliography_20_1">
      <style:paragraph-properties>
        <style:tab-stops/>
      </style:paragraph-properties>
    </style:style>
    <style:style style:name="P34" style:family="paragraph" style:parent-style-name="Table">
      <style:text-properties fo:language="en" fo:country="US"/>
    </style:style>
    <style:style style:name="P35" style:family="paragraph" style:parent-style-name="Table">
      <style:text-properties fo:language="en" fo:country="US" fo:font-weight="bold" style:font-weight-asian="bold" style:font-weight-complex="bold"/>
    </style:style>
    <style:style style:name="P36" style:family="paragraph" style:parent-style-name="Standard" style:list-style-name="L30">
      <style:paragraph-properties fo:margin-left="1.251cm" fo:margin-right="0cm" fo:text-align="start" style:justify-single-word="false" fo:text-indent="0cm" style:auto-text-indent="false" style:text-autospace="none"/>
    </style:style>
    <style:style style:name="P37" style:family="paragraph" style:parent-style-name="Standard" style:list-style-name="L30">
      <style:paragraph-properties fo:margin-left="0cm" fo:margin-right="0cm" fo:text-align="start" style:justify-single-word="false" fo:text-indent="0cm" style:auto-text-indent="false" style:text-autospace="none"/>
    </style:style>
    <style:style style:name="P38" style:family="paragraph" style:parent-style-name="Heading_20_1">
      <style:text-properties fo:language="en" fo:country="US"/>
    </style:style>
    <style:style style:name="P39" style:family="paragraph" style:parent-style-name="Heading_20_2">
      <style:text-properties fo:language="en" fo:country="US"/>
    </style:style>
    <style:style style:name="P40" style:family="paragraph" style:parent-style-name="Code">
      <style:text-properties style:use-window-font-color="true"/>
    </style:style>
    <style:style style:name="P41" style:family="paragraph" style:parent-style-name="Code">
      <style:text-properties style:use-window-font-color="true" style:font-name="Courier New1" fo:font-size="8pt" style:font-size-asian="8pt" style:font-size-complex="8pt"/>
    </style:style>
    <style:style style:name="P42" style:family="paragraph" style:parent-style-name="Code" style:list-style-name="L25">
      <style:paragraph-properties fo:margin-left="0cm" fo:margin-right="0cm" fo:text-indent="0cm" style:auto-text-indent="false"/>
      <style:text-properties style:use-window-font-color="true"/>
    </style:style>
    <style:style style:name="P43" style:family="paragraph" style:parent-style-name="Heading_20_3">
      <style:text-properties fo:language="en" fo:country="US"/>
    </style:style>
    <style:style style:name="P44" style:family="paragraph" style:parent-style-name="Heading_20_3">
      <style:text-properties fo:font-weight="bold" style:font-weight-asian="bold" style:font-weight-complex="bold"/>
    </style:style>
    <style:style style:name="P45" style:family="paragraph" style:parent-style-name="Text_20_body" style:list-style-name="L1">
      <style:text-properties fo:language="en" fo:country="US"/>
    </style:style>
    <style:style style:name="P46" style:family="paragraph" style:parent-style-name="Text_20_body" style:list-style-name="L2">
      <style:text-properties fo:language="en" fo:country="US"/>
    </style:style>
    <style:style style:name="P47" style:family="paragraph" style:parent-style-name="Text_20_body" style:list-style-name="L3">
      <style:text-properties fo:language="en" fo:country="US"/>
    </style:style>
    <style:style style:name="P48" style:family="paragraph" style:parent-style-name="Text_20_body" style:list-style-name="L4">
      <style:text-properties fo:language="en" fo:country="US"/>
    </style:style>
    <style:style style:name="P49" style:family="paragraph" style:parent-style-name="Text_20_body" style:list-style-name="L5">
      <style:text-properties fo:language="en" fo:country="US"/>
    </style:style>
    <style:style style:name="P50" style:family="paragraph" style:parent-style-name="Text_20_body" style:list-style-name="L13">
      <style:text-properties fo:language="en" fo:country="US"/>
    </style:style>
    <style:style style:name="P51" style:family="paragraph" style:parent-style-name="Text_20_body" style:list-style-name="L14">
      <style:text-properties fo:language="en" fo:country="US"/>
    </style:style>
    <style:style style:name="P52" style:family="paragraph" style:parent-style-name="Text_20_body" style:list-style-name="L31">
      <style:text-properties fo:language="en" fo:country="US"/>
    </style:style>
    <style:style style:name="P53" style:family="paragraph" style:parent-style-name="Text_20_body" style:list-style-name="L32">
      <style:text-properties fo:language="en" fo:country="US"/>
    </style:style>
    <style:style style:name="P54" style:family="paragraph" style:parent-style-name="Text_20_body" style:list-style-name="L33">
      <style:text-properties fo:language="en" fo:country="US"/>
    </style:style>
    <style:style style:name="P55" style:family="paragraph" style:parent-style-name="Text_20_body" style:list-style-name="L34">
      <style:text-properties fo:language="en" fo:country="US"/>
    </style:style>
    <style:style style:name="P56" style:family="paragraph" style:parent-style-name="Text_20_body" style:list-style-name="L35">
      <style:text-properties fo:language="en" fo:country="US"/>
    </style:style>
    <style:style style:name="P57" style:family="paragraph" style:parent-style-name="Text_20_body" style:list-style-name="L36">
      <style:text-properties fo:language="en" fo:country="US"/>
    </style:style>
    <style:style style:name="P58" style:family="paragraph" style:parent-style-name="Text_20_body" style:list-style-name="L37">
      <style:text-properties fo:language="en" fo:country="US"/>
    </style:style>
    <style:style style:name="P59" style:family="paragraph" style:parent-style-name="Text_20_body" style:list-style-name="L38">
      <style:text-properties fo:language="en" fo:country="US"/>
    </style:style>
    <style:style style:name="P60" style:family="paragraph" style:parent-style-name="Text_20_body" style:list-style-name="L41">
      <style:text-properties fo:language="en" fo:country="US"/>
    </style:style>
    <style:style style:name="P61" style:family="paragraph" style:parent-style-name="Text_20_body" style:list-style-name="L42">
      <style:text-properties fo:language="en" fo:country="US"/>
    </style:style>
    <style:style style:name="P62" style:family="paragraph" style:parent-style-name="Text_20_body" style:list-style-name="L43">
      <style:text-properties fo:language="en" fo:country="US"/>
    </style:style>
    <style:style style:name="P63" style:family="paragraph" style:parent-style-name="Text_20_body" style:list-style-name="L44">
      <style:text-properties fo:language="en" fo:country="US"/>
    </style:style>
    <style:style style:name="P64" style:family="paragraph" style:parent-style-name="Text_20_body" style:list-style-name="L45">
      <style:text-properties fo:language="en" fo:country="US"/>
    </style:style>
    <style:style style:name="P65" style:family="paragraph" style:parent-style-name="Text_20_body" style:list-style-name="L46">
      <style:text-properties fo:language="en" fo:country="US"/>
    </style:style>
    <style:style style:name="P66" style:family="paragraph" style:parent-style-name="Text_20_body" style:list-style-name="L47">
      <style:text-properties fo:language="en" fo:country="US"/>
    </style:style>
    <style:style style:name="P67" style:family="paragraph" style:parent-style-name="Text_20_body" style:list-style-name="L61">
      <style:text-properties fo:language="en" fo:country="US"/>
    </style:style>
    <style:style style:name="P68" style:family="paragraph" style:parent-style-name="Text_20_body" style:list-style-name="L62">
      <style:text-properties fo:language="en" fo:country="US"/>
    </style:style>
    <style:style style:name="P69" style:family="paragraph" style:parent-style-name="Text_20_body" style:list-style-name="L63">
      <style:text-properties fo:language="en" fo:country="US"/>
    </style:style>
    <style:style style:name="P70" style:family="paragraph" style:parent-style-name="Text_20_body" style:list-style-name="L64">
      <style:text-properties fo:language="en" fo:country="US"/>
    </style:style>
    <style:style style:name="P71" style:family="paragraph" style:parent-style-name="Text_20_body" style:list-style-name="L65">
      <style:text-properties fo:language="en" fo:country="US"/>
    </style:style>
    <style:style style:name="P72" style:family="paragraph" style:parent-style-name="Text_20_body" style:list-style-name="L66">
      <style:text-properties fo:language="en" fo:country="US"/>
    </style:style>
    <style:style style:name="P73" style:family="paragraph" style:parent-style-name="Text_20_body" style:list-style-name="L66">
      <style:text-properties fo:language="en" fo:country="US" fo:font-style="normal" fo:font-weight="normal" style:font-style-asian="normal" style:font-weight-asian="normal" style:font-style-complex="normal" style:font-weight-complex="normal"/>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9"/>
    <style:style style:name="P100" style:family="paragraph" style:parent-style-name="Text_20_body" style:list-style-name="L40"/>
    <style:style style:name="P101" style:family="paragraph" style:parent-style-name="Text_20_body" style:list-style-name="L47"/>
    <style:style style:name="P102" style:family="paragraph" style:parent-style-name="Text_20_body" style:list-style-name="L48"/>
    <style:style style:name="P103" style:family="paragraph" style:parent-style-name="Text_20_body" style:list-style-name="L49"/>
    <style:style style:name="P104" style:family="paragraph" style:parent-style-name="Text_20_body" style:list-style-name="L50"/>
    <style:style style:name="P105" style:family="paragraph" style:parent-style-name="Text_20_body" style:list-style-name="L51"/>
    <style:style style:name="P106" style:family="paragraph" style:parent-style-name="Text_20_body" style:list-style-name="L52"/>
    <style:style style:name="P107" style:family="paragraph" style:parent-style-name="Text_20_body" style:list-style-name="L53"/>
    <style:style style:name="P108" style:family="paragraph" style:parent-style-name="Text_20_body" style:list-style-name="L54"/>
    <style:style style:name="P109" style:family="paragraph" style:parent-style-name="Text_20_body" style:list-style-name="L55"/>
    <style:style style:name="P110" style:family="paragraph" style:parent-style-name="Text_20_body" style:list-style-name="L56"/>
    <style:style style:name="P111" style:family="paragraph" style:parent-style-name="Text_20_body" style:list-style-name="L57"/>
    <style:style style:name="P112" style:family="paragraph" style:parent-style-name="Text_20_body" style:list-style-name="L58"/>
    <style:style style:name="P113" style:family="paragraph" style:parent-style-name="Text_20_body" style:list-style-name="L59"/>
    <style:style style:name="P114" style:family="paragraph" style:parent-style-name="Text_20_body" style:list-style-name="L60"/>
    <style:style style:name="P115" style:family="paragraph" style:parent-style-name="Text_20_body" style:list-style-name="L67"/>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onsolas" style:font-weight-asian="bold" style:font-name-complex="Consolas" style:font-weight-complex="bold"/>
    </style:style>
    <style:style style:name="T6" style:family="text">
      <style:text-properties fo:language="en" fo:country="US" style:font-name-asian="Consolas" style:font-name-complex="Consolas"/>
    </style:style>
    <style:style style:name="T7" style:family="text">
      <style:text-properties fo:language="en" fo:country="U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0000"/>
    </style:style>
    <style:style style:name="T16" style:family="text">
      <style:text-properties fo:color="#000000" fo:background-color="transparent"/>
    </style:style>
    <style:style style:name="T17" style:family="text">
      <style:text-properties fo:color="#000000" style:font-name="Consolas" fo:font-size="10pt" style:font-name-asian="Consolas" style:font-size-asian="10pt" style:font-name-complex="Consolas" style:font-size-complex="10pt"/>
    </style:style>
    <style:style style:name="T18" style:family="text">
      <style:text-properties fo:color="#000000" style:font-name="Courier New1" fo:font-size="10pt" style:font-name-asian="Consolas" style:font-size-asian="10pt" style:font-name-complex="Consolas" style:font-size-complex="10pt"/>
    </style:style>
    <style:style style:name="T19" style:family="text">
      <style:text-properties fo:color="#000000" style:font-name="Courier New1" style:font-name-asian="Consolas" style:font-name-complex="Consolas"/>
    </style:style>
    <style:style style:name="T20" style:family="text">
      <style:text-properties style:use-window-font-color="true"/>
    </style:style>
    <style:style style:name="T21" style:family="text">
      <style:text-properties style:use-window-font-color="true" style:font-name="Courier New1" fo:font-size="8pt" fo:background-color="transparent" style:font-name-asian="Consolas" style:font-size-asian="8pt" style:font-name-complex="Consolas" style:font-size-complex="8pt"/>
    </style:style>
    <style:style style:name="T22" style:family="text">
      <style:text-properties style:use-window-font-color="true" fo:language="en" fo:country="US"/>
    </style:style>
    <style:style style:name="T23" style:family="text">
      <style:text-properties style:use-window-font-color="true" fo:background-color="transparent"/>
    </style:style>
    <style:style style:name="T24" style:family="text">
      <style:text-properties style:use-window-font-color="true" fo:font-weight="bold" style:font-weight-asian="bold" style:font-weight-complex="bold"/>
    </style:style>
    <style:style style:name="T25" style:family="text">
      <style:text-properties style:font-name-asian="Consolas" style:font-name-complex="Consolas"/>
    </style:style>
    <style:style style:name="T26" style:family="text">
      <style:text-properties style:text-underline-style="none"/>
    </style:style>
    <style:style style:name="T27" style:family="text">
      <style:text-properties style:text-underline-style="none" style:font-name-asian="Consolas" style:font-name-complex="Consolas"/>
    </style:style>
    <style:style style:name="T28" style:family="text">
      <style:text-properties fo:color="#0000c0" fo:font-style="italic" style:font-style-asian="italic" style:font-style-complex="italic"/>
    </style:style>
    <style:style style:name="T29" style:family="text">
      <style:text-properties fo:color="#2a00ff"/>
    </style:style>
    <style:style style:name="T30" style:family="text">
      <style:text-properties style:font-name="Courier New1"/>
    </style:style>
    <style:style style:name="T31"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32" style:family="text">
      <style:text-properties style:font-name="Courier New1" style:font-name-asian="Consolas" style:font-name-complex="Consolas"/>
    </style:style>
    <style:style style:name="T33" style:family="text">
      <style:text-properties style:font-name="Courier New1" fo:font-size="8pt" style:font-name-asian="Consolas" style:font-size-asian="8pt" style:font-name-complex="Consolas" style:font-size-complex="8pt"/>
    </style:style>
    <style:style style:name="T34" style:family="text">
      <style:text-properties fo:background-color="transparent" style:font-name-asian="Consolas" style:font-name-complex="Consolas"/>
    </style:style>
    <style:style style:name="T35" style:family="text">
      <style:text-properties fo:color="#7f0055" fo:font-weight="bold" style:font-weight-asian="bold" style:font-weight-complex="bold"/>
    </style:style>
    <style:style style:name="T36" style:family="text">
      <style:text-properties style:font-name="Courier New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38" text:outline-level="1">Overwiew</text:h>
      <text:p text:style-name="P19">The project workflow with BYPS has typically the following tasks:</text:p>
      <text:list xml:id="list5608197950018939498" text:style-name="L1">
        <text:list-item>
          <text:p text:style-name="P45">Define interfaces and data structures</text:p>
        </text:list-item>
        <text:list-item>
          <text:p text:style-name="P45">Generate the serialization layer</text:p>
        </text:list-item>
        <text:list-item>
          <text:p text:style-name="P45">Compile the generated code and the target projects</text:p>
        </text:list-item>
      </text:list>
      <text:h text:style-name="P39" text:outline-level="2">Define the API</text:h>
      <text:p text:style-name="P19">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9"/>
      <text:p text:style-name="P19">Example of a server-side interface:</text:p>
      <text:p text:style-name="P6">package my.example.byps;</text:p>
      <text:p text:style-name="P6"/>
      <text:p text:style-name="P6">import byps.RemoteException;</text:p>
      <text:p text:style-name="P6">import byps.Remote;</text:p>
      <text:p text:style-name="P6"/>
      <text:p text:style-name="P6">public interface TaskService extends 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9"/>
      <text:p text:style-name="P19">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text:soft-page-break/></text:p>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9"/>
      <text:p text:style-name="P19">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Remote;</text:p>
      <text:p text:style-name="P6"/>
      <text:p text:style-name="P6">/**</text:p>
      <text:p text:style-name="P6"><text:s/>* @BClientRemote</text:p>
      <text:p text:style-name="P6"><text:s/>*/</text:p>
      <text:p text:style-name="P6">public interface TaskNotify extends Remote {</text:p>
      <text:p text:style-name="P6"><text:s text:c="2"/></text:p>
      <text:p text:style-name="P6"><text:s text:c="2"/>void updateTask(Task task) throws RemoteException;</text:p>
      <text:p text:style-name="P6"/>
      <text:p text:style-name="P6">}</text:p>
      <text:p text:style-name="P19"/>
      <text:p text:style-name="P19">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9"/>
      <text:p text:style-name="P19">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9"/>
      <text:p text:style-name="P19">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soft-page-break/>}</text:p>
      <text:p text:style-name="P19"/>
      <text:p text:style-name="P19">Class members or interface methods must not be removed, otherwise compatibility is lost. If members are no more needed, they can be set as @deprecated. But this is only a documentation tag, deprecated members are still transferred.</text:p>
      <text:h text:style-name="P39" text:outline-level="2"><text:bookmark-start text:name="__RefHeading__844_176863489"/>Generate the Serialization Layers<text:bookmark-end text:name="__RefHeading__844_176863489"/></text:h>
      <text:p text:style-name="P19">In order to generate the serialization layers for the target platforms, the BYPS generator tool „bypsgen.jar“ has to be invoked. The best way to achieve this is by using an ANT script.</text:p>
      <text:p text:style-name="P19">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8"><text:s text:c="6"/>&lt;!-- API definition from directoy … --&gt;</text:p>
      <text:p text:style-name="P8"><text:s text:c="6"/>&lt;arg value="--sourcepath"/&gt;&lt;arg value="./src"/&gt;</text:p>
      <text:p text:style-name="P8"/>
      <text:p text:style-name="P8"><text:s text:c="6"/>&lt;!-- Generate Java code into directory … --&gt;</text:p>
      <text:p text:style-name="P6"><text:span text:style-name="T20"><text:s text:c="6"/>&lt;arg value="-genj.dir-ser"/&gt; <text:s text:c="5"/>&lt;arg val</text:span><text:span text:style-name="T23">ue</text:span><text:span text:style-name="T16">="..</text:span><text:a xlink:type="simple" xlink:href="file://taskapp-ser//src-ser">\\taskapp-ser\\src-ser</text:a><text:span text:style-name="T16">"/&gt;</text:span></text:p>
      <text:p text:style-name="Code"><text:span text:style-name="T22"><text:s text:c="6"/></text:span><text:span text:style-name="T21">&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9"/>
      <text:h text:style-name="P38" text:outline-level="1">Supported Platforms</text:h>
      <text:p text:style-name="P19">The server side is based on the Java EE Servlet 3.0 specification. Currently, only Tomcat 7.0 has been used as development and run-time server.</text:p>
      <text:p text:style-name="P19"/>
      <text:p text:style-name="P19">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9"/>
      <text:h text:style-name="P38" text:outline-level="1">Development</text:h>
      <text:p text:style-name="P19">This chapter shows on the basis of an example how to develop programs using BYPS. The application is called “taskapp” and allows to create and list task objects. </text:p>
      <text:p text:style-name="P19">You must have basic Java, JavaScript and HTML knowledge to follow the example. </text:p>
      <text:h text:style-name="Heading_20_2" text:outline-level="2">Requirements</text:h>
      <text:p text:style-name="P19">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9">This documentation uses the “Eclipse IDE <text:span text:style-name="T8">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9">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39" text:outline-level="2">Setup Java Development Workspace</text:h>
      <text:p text:style-name="P19">This section creates a workspace with the Java projects for API definition, serialization, web-service, and client application.</text:p>
      <text:list xml:id="list5979320120356705734" text:style-name="L2">
        <text:list-item>
          <text:p text:style-name="P46">Start the Eclipse IDE and enter a new workspace directory. This directory is referred to as “workdir” in the following.</text:p>
        </text:list-item>
        <text:list-item>
          <text:p text:style-name="P46">Click on the workbench symbol in the upper left corner in order to start working.</text:p>
          <text:p text:style-name="P46"><draw:frame draw:style-name="fr1" draw:name="Grafik6" text:anchor-type="paragraph" svg:width="2.275cm" svg:height="1.563cm" draw:z-index="1"><draw:image xlink:href="Pictures/20000007000008E40000061A79C97B39.svm" xlink:type="simple" xlink:show="embed" xlink:actuate="onLoad"/></draw:frame></text:p>
        </text:list-item>
      </text:list>
      <text:p text:style-name="P22"><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36247205" text:continue-numbering="true" text:style-name="L2">
        <text:list-item>
          <text:p text:style-name="P46">Click menu “Window – Preferences”, “Java – Installed JREs”, “Add...”, select “Standard VM”:</text:p>
          <text:p text:style-name="P46"><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46">“Next &gt;”, select JDK installation directory and name it “jdk7”:</text:p>
          <text:p text:style-name="P46"><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46">“Finish”, set this JDK as the default Java runtime to be used:</text:p>
        </text:list-item>
        <text:list-item>
          <text:p text:style-name="P46"><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46"><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46">“OK”.</text:p>
        </text:list-item>
      </text:list>
      <text:p text:style-name="P19"/>
      <text:p text:style-name="P22"><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36234453" text:continue-numbering="true" text:style-name="L2">
        <text:list-item>
          <text:p text:style-name="P46">Click menu “Window – Preferences”, “Server – Runtime Environments”, “Add...”</text:p>
        </text:list-item>
        <text:list-item>
          <text:p text:style-name="P46"><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46"><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46"/>
        </text:list-item>
      </text:list>
      <text:p text:style-name="P22"><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36242615" text:continue-numbering="true" text:style-name="L2">
        <text:list-item>
          <text:p text:style-name="P74"><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46">Unpack “byps-lib.zip” into “workdir/byps-lib”</text:p>
        </text:list-item>
        <text:list-item>
          <text:p text:style-name="P46">Copy file “tools.jar” from JDK installation directory, sub-directory “lib”, into “workdir/byps-lib”.</text:p>
        </text:list-item>
      </text:list>
      <text:h text:style-name="P43" text:outline-level="3"><text:bookmark-start text:name="__RefHeading__908_176863489"/>Create taskapp-api Project for the API Definition<text:bookmark-end text:name="__RefHeading__908_176863489"/></text:h>
      <text:p text:style-name="P19">This project contains the API definition and the ANT script for generating the serialization layer. It is referenced by all other projects.</text:p>
      <text:list xml:id="list36249960" text:continue-numbering="true" text:style-name="L2">
        <text:list-item>
          <text:p text:style-name="P46">Click “File – New – Project...”, select “Java Project”</text:p>
          <text:p text:style-name="P46"><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46">Click “Next &gt;”, enter “taskapp-api” as project name, ensure using the previously defined “jdk7”.</text:p>
          <text:p text:style-name="P46"><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46">“Finish”. Choose “Yes” to open the Java Perspective. The new project is shown in “Project Explorer”: </text:p>
          <text:p text:style-name="P46"><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46">In “Project Explorer” right-click on “taskapp-api”, “Properties”, select “Java Build Path”, select tab “Libraries”</text:p>
          <text:p text:style-name="P46"><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46">Click “Add External JARs”, from directory “workdir/byps-lib/java” select the JARs “bypshttp-ov.jar”, “commons-logging-1.1.1.jar”, “log4j-1.2.15.jar”:</text:p>
        </text:list-item>
        <text:list-item>
          <text:p text:style-name="P46"><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9"/>
      <text:h text:style-name="P43" text:outline-level="3">Create taskapp-ser Project for Serialization Code</text:h>
      <text:p text:style-name="P19">This project will receive the generated serialization code.</text:p>
      <text:list xml:id="list7969891995490371537" text:style-name="L3">
        <text:list-item>
          <text:p text:style-name="P47">Click “File – New – Other...”, select “Java Project”, “Next &gt;”</text:p>
        </text:list-item>
        <text:list-item>
          <text:p text:style-name="P47">Enter “taskapp-ser” as project name, ensure using the default JRE “jdk7”.</text:p>
        </text:list-item>
        <text:list-item>
          <text:p text:style-name="P47">“Finish”</text:p>
        </text:list-item>
        <text:list-item>
          <text:p text:style-name="P47">In “Project Explorer” right-click on “taskapp-ser”, “Properties”, select “Java Build Path”, select tab “Projects”, “Add...”, select project “taskapp-api”:</text:p>
          <text:p text:style-name="P47"><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75"><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47">“OK”</text:p>
        </text:list-item>
      </text:list>
      <text:p text:style-name="P19"/>
      <text:h text:style-name="P43" text:outline-level="3">Create “taskapp-srv” Web Project</text:h>
      <text:p text:style-name="P19">This project compiles the JEE web-service that serves the requests for the “taskapp” clients.</text:p>
      <text:list xml:id="list2780482701907579222" text:style-name="L4">
        <text:list-item>
          <text:p text:style-name="P48">Click “File – New – Other...”, select “Web – Dynamic Web Project”:</text:p>
          <text:p text:style-name="P48"><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48">“Next &gt;”, enter project name “taskapp-srv”:</text:p>
          <text:p text:style-name="P48"><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48">“Finish”. When asked for changing the perspective to “Java EE” you may choose “No” if you are not familiar with Eclipse.</text:p>
        </text:list-item>
        <text:list-item>
          <text:p text:style-name="P48">In “Project Explorer” right-click “taskapp-srv” and choose “Properties”, select “Java Build Path”, select tab “Projects”, “Add...”, select project “taskapp-api” and “taskapp-ser”:</text:p>
        </text:list-item>
        <text:list-item>
          <text:p text:style-name="P48"><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36259081" text:continue-numbering="true" text:style-name="L4">
        <text:list-item>
          <text:p text:style-name="P48">Select inside the left tree “Deployment Assembly”, a message box is opened:</text:p>
          <text:p text:style-name="P48"><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48">Click “Apply” then “Add...” and select directive type “Project”:</text:p>
          <text:p text:style-name="P48"><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48">“Next &gt;”, select “taskapp-api” and “taskapp-ser”, click “Finish” then “Add...”, select directive type “Java Build Path Entries”:</text:p>
          <text:p text:style-name="P48"><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48">“Next &gt;”, select all entries, click “Finish”. Now, the listbox has the following entries:</text:p>
        </text:list-item>
      </text:list>
      <text:p text:style-name="P19"><draw:frame draw:style-name="fr2" draw:name="Grafik24" text:anchor-type="paragraph" svg:width="9.924cm" svg:height="6.826cm" draw:z-index="19"><draw:image xlink:href="Pictures/20000007000026C300001AABF4ECC87F.svm" xlink:type="simple" xlink:show="embed" xlink:actuate="onLoad"/></draw:frame><text:soft-page-break/></text:p>
      <text:list xml:id="list36233870" text:continue-numbering="true" text:style-name="L4">
        <text:list-item>
          <text:p text:style-name="P48">“OK”.</text:p>
        </text:list-item>
        <text:list-item>
          <text:p text:style-name="P48">Create a source folder for the JSON serialization code that is generated in a late task. Therefore, in “Project Explorer” right-click on “taskapp-srv”, “New – Source Folder”.</text:p>
        </text:list-item>
      </text:list>
      <text:h text:style-name="P43" text:outline-level="3">Create “taskapp-client-j” Project, Java Client Application</text:h>
      <text:p text:style-name="P19">This project contains the code for a Java client application.</text:p>
      <text:list xml:id="list7171153998861136375" text:style-name="L5">
        <text:list-item>
          <text:p text:style-name="P76"><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49">In the project properties under “Java Build Path”, add projects “taskapp-api” and “taskapp-ser” and external JARs: “bypshttp-ov.jar”, “commons-logging-1.1.1.jar”, “log4j-1.2.15.jar”.</text:p>
        </text:list-item>
      </text:list>
      <text:p text:style-name="P19"/>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7166097593046097286" text:style-name="L6">
        <text:list-item>
          <text:p text:style-name="P77">In “Project Explorer” expand“taskapp-api/src”, right-click “task.app”, “New – Interface”.</text:p>
        </text:list-item>
        <text:list-item>
          <text:p text:style-name="P77">Enter “TaskService” as name. </text:p>
        </text:list-item>
        <text:list-item>
          <text:p text:style-name="P77">“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11">package</text:span><text:span text:style-name="T12"> task.app;</text:span></text:p>
      <text:p text:style-name="P9"/>
      <text:p text:style-name="P9"><text:span text:style-name="T1">import</text:span> java.util.List;</text:p>
      <text:p text:style-name="P9"/>
      <text:p text:style-name="P9"><text:span text:style-name="T1">import</text:span> byps.Remote;</text:p>
      <text:p text:style-name="P9"><text:span text:style-name="T1">import</text:span> byps.RemoteException;</text:p>
      <text:p text:style-name="P9"/>
      <text:p text:style-name="P9"><text:span text:style-name="T1">public</text:span> <text:span text:style-name="T1">interface</text:span> TaskService <text:span text:style-name="T1">extends</text:span> 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9"/>
      <text:p text:style-name="P20">Basically, all interfaces to be used with BYPS have to extend the “byps.Remote” interface and their methods have to throw a “byps.RemoteException”.</text:p>
      <text:p text:style-name="P19">The “login” function authenticates a user and returns a “Token” object with a session identifier. The ”Token” has to be passed in each of the other functions. In order to terminate a session, the client application calls “logout”. </text:p>
      <text:p text:style-name="P19">A task is represented by an object of class “TaskInfo”. It and can be added to the list of tasks by calling the function “addTask”. The task list for the user can be obtained from “getTasks”.</text:p>
      <text:p text:style-name="P19"/>
      <text:h text:style-name="Heading_20_3" text:outline-level="3">Create class TaskInfo</text:h>
      <text:p text:style-name="Text_20_body">Tasks are stored in objects of type “TaskInfo”. Create the class as follows.</text:p>
      <text:list xml:id="list36263043" text:continue-numbering="true" text:style-name="L6">
        <text:list-item>
          <text:p text:style-name="P77">In “Project Explorer” expand“taskapp-api/src”, right-click “task.app”, “New – Class”.</text:p>
        </text:list-item>
        <text:list-item>
          <text:p text:style-name="P77">Enter “TaskInfo” as name. </text:p>
        </text:list-item>
        <text:list-item>
          <text:p text:style-name="P77"><text:soft-page-break/>“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13">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9">As already mentioned, <text:span text:style-name="T1">class members can only be variables </text:span>or trivial getter and setter functions (classes are DTOs, Data Transfer Objects).</text:p>
      <text:p text:style-name="P21">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21"/>
      <text:h text:style-name="Heading_20_3" text:outline-level="3"><text:soft-page-break/>Create the API Descriptor Class “BApi”</text:h>
      <text:p text:style-name="Text_20_body">Each BYPS API has to include one class named “BApi” in the source tree that defines a name and a version.</text:p>
      <text:list xml:id="list36256385" text:continue-numbering="true" text:style-name="L6">
        <text:list-item>
          <text:p text:style-name="P77">In “Project Explorer” expand“taskapp-api/src”, right-click “task.app”, “New – Class”.</text:p>
        </text:list-item>
        <text:list-item>
          <text:p text:style-name="P77">Enter “BApi” as name. </text:p>
        </text:list-item>
        <text:list-item>
          <text:p text:style-name="P77">“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13">NAME</text:span> = "Taskapp";</text:p>
      <text:p text:style-name="P7"><text:tab/></text:p>
      <text:p text:style-name="P7"><text:tab/><text:span text:style-name="T1">public</text:span> <text:span text:style-name="T1">static</text:span> <text:span text:style-name="T1">final</text:span> String <text:span text:style-name="T13">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36259473" text:continue-list="list36249960" text:style-name="L2">
        <text:list-item>
          <text:p text:style-name="P46">In “Project Explorer” right-click on “taskapp-api”, “New – Other...”, select “XML File”:</text:p>
        </text:list-item>
        <text:list-item>
          <text:p text:style-name="P46">Enter “byps.xml” as file name</text:p>
        </text:list-item>
        <text:list-item>
          <text:p text:style-name="P46">“Finish”</text:p>
        </text:list-item>
        <text:list-item>
          <text:p text:style-name="P46">Switch editor mode to “Source” </text:p>
        </text:list-item>
        <text:list-item>
          <text:p text:style-name="P74"><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46"><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46"><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8831260168592951396" text:style-name="L7">
        <text:list-item>
          <text:p text:style-name="P78">In “Project Explorer” expand “taskapp-api” and right-click on “byps.xml”.</text:p>
        </text:list-item>
        <text:list-item>
          <text:p text:style-name="P78">Select “Run As – Ant Build...”</text:p>
        </text:list-item>
        <text:list-item>
          <text:p text:style-name="P78">Select tab “JRE”</text:p>
        </text:list-item>
        <text:list-item>
          <text:p text:style-name="P78">Add as “VM arguments”: -Dworkdir=${workspace_loc}</text:p>
        </text:list-item>
      </text:list>
      <text:list xml:id="list6876961037929828241" text:style-name="L8">
        <text:list-header>
          <text:p text:style-name="P79"><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79">“Apply”</text:p>
        </text:list-item>
        <text:list-item>
          <text:p text:style-name="P79">“Close”</text:p>
        </text:list-item>
      </text:list>
      <text:p text:style-name="Text_20_body"/>
      <text:p text:style-name="Text_20_body">Now, the Eclipse is prepared to pass the workspace directory to the generator.</text:p>
      <text:list xml:id="list9195207148993792746" text:style-name="L9">
        <text:list-item>
          <text:p text:style-name="P80">Execute the generator: Right-click “byps.xml”, select “Run As – Ant Build” (without dots).</text:p>
        </text:list-item>
        <text:list-item>
          <text:p text:style-name="P80">The “Console” view should look like this:</text:p>
          <text:p text:style-name="P80"><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80">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3833027983184905187" text:style-name="L10">
        <text:list-item>
          <text:p text:style-name="P81">In “Project Explorer” expand “taskapp-srv/Java Resources/src”, right-click “task.app”, “New – Class...”</text:p>
        </text:list-item>
        <text:list-item>
          <text:p text:style-name="P81">Enter class name “TaskServiceImpl”</text:p>
        </text:list-item>
        <text:list-item>
          <text:p text:style-name="P81">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30">this.userName = </text:span><text:span text:style-name="T32">"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31">tasksOfAllUsers</text:span>) {</text:p>
      <text:p text:style-name="P12"><text:soft-page-break/><text:tab/><text:tab/><text:tab/>ArrayList&lt;TaskInfo&gt; tasksOfUser = <text:span text:style-name="T13">tasksOfAllUsers</text:span>.get(task.getUserName());</text:p>
      <text:p text:style-name="P12"><text:tab/><text:tab/><text:tab/><text:span text:style-name="T1">if</text:span> (tasksOfUser == <text:span text:style-name="T1">null</text:span>) {</text:p>
      <text:p text:style-name="P12"><text:tab/><text:tab/><text:tab/><text:tab/><text:span text:style-name="T13">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31">tasksOfAllUsers</text:span>) {</text:p>
      <text:p text:style-name="P12"><text:tab/><text:tab/><text:tab/>ArrayList&lt;TaskInfo&gt; tasksOfUser = <text:span text:style-name="T13">tasksOfAllUsers</text:span>.get(userName);</text:p>
      <text:p text:style-name="P12"><text:tab/><text:tab/><text:tab/><text:span text:style-name="T1">if</text:span> (tasksOfUser == <text:span text:style-name="T1">null</text:span>) {</text:p>
      <text:p text:style-name="P12"><text:tab/><text:tab/><text:tab/><text:tab/><text:span text:style-name="T13">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217479462136319521" text:style-name="L11">
        <text:list-item>
          <text:p text:style-name="P82">In “Project Explorer” expand “taskapp-srv/Java Resources/src”, right-click “task.app”, “New – Class...”</text:p>
        </text:list-item>
        <text:list-item>
          <text:p text:style-name="P82">Enter class name “TaskappSession”, enter superclass name “byps.http.HSession”.</text:p>
        </text:list-item>
        <text:list-item>
          <text:p text:style-name="P82">Click “Finish”.</text:p>
        </text:list-item>
        <text:list-item>
          <text:p text:style-name="P82">Right-click somewhere in the editor window, “Source – Generate Constructors from Superclass”, check only “HSession(HttpSession, String, File, BServerRegistry)”, choose “First member” as insertion point.</text:p>
        </text:list-item>
        <text:list-item>
          <text:p text:style-name="P82">Click “OK”. This lines are generated:</text:p>
        </text:list-item>
      </text:list>
      <text:p text:style-name="P12"><text:span text:style-name="T1">public</text:span> TaskappSession(HttpSession<text:span text:style-name="T30"> hsess, String remoteUser, </text:span><text:span text:style-name="T19">HServerContext serverContext</text:span><text:span text:style-name="T30">) {</text:span></text:p>
      <text:p text:style-name="P12"><text:tab/><text:span text:style-name="T1">super</text:span>(hsess, remoteUser, serverContext);</text:p>
      <text:p text:style-name="P12"><text:s text:c="6"/>// TODO<text:span text:style-name="T34"> Auto-generated constructor stub</text:span></text:p>
      <text:p text:style-name="P12">}</text:p>
      <text:p text:style-name="Text_20_body"/>
      <text:list xml:id="list36262923" text:continue-numbering="true" text:style-name="L11">
        <text:list-item>
          <text:p text:style-name="P82">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25"> </text:span><text:span text:style-name="T2">final</text:span><text:span text:style-name="T25"> </text:span><text:span text:style-name="T27">BServer_Taskapp</text:span><text:span text:style-name="T25"> bserver;</text:span></text:p>
      <text:list xml:id="list36246494" text:continue-numbering="true" text:style-name="L11">
        <text:list-header>
          <text:p text:style-name="P82"/>
        </text:list-header>
        <text:list-item>
          <text:p text:style-name="P82">Let the getter “getServer()” return the member “bserver”.</text:p>
        </text:list-item>
      </text:list>
      <text:p text:style-name="P29"><text:tab/>@Override</text:p>
      <text:p text:style-name="P29"><text:span text:style-name="T1"><text:tab/>public</text:span> BServer getServer() {</text:p>
      <text:p text:style-name="P29"><text:tab/><text:tab/><text:span text:style-name="T1">return</text:span> bserver;</text:p>
      <text:p text:style-name="P31"><text:tab/>}</text:p>
      <text:p text:style-name="P28"/>
      <text:list xml:id="list3707568336636807713" text:style-name="L12">
        <text:list-item>
          <text:p text:style-name="P83"><text:soft-page-break/>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9">serializer</text:span> registry to the API descriptor</text:p>
      <text:p text:style-name="P12"><text:span text:style-name="T1"><text:tab/>public</text:span> <text:span text:style-name="T1">final</text:span> <text:span text:style-name="T1">static</text:span> BApiDescriptor <text:span text:style-name="T13">apiDesc</text:span> = </text:p>
      <text:p text:style-name="P12"><text:tab/><text:tab/>BApiDescriptor_Taskapp.<text:span text:style-name="T14">instance</text:span>()</text:p>
      <text:p text:style-name="P12"><text:tab/><text:tab/><text:tab/>.addRegistry(<text:span text:style-name="T1">new</text:span> JRegistry_Taskapp());</text:p>
      <text:p text:style-name="Text_20_body"><text:tab/></text:p>
      <text:list xml:id="list36234551" text:continue-numbering="true" text:style-name="L12">
        <text:list-item>
          <text:p text:style-name="P83">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13">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3"/>
      <text:p text:style-name="P19">The first lines create the BServer object and initialize it with a BTransportFactory which is responsible for receiving and de-serializing method calls.</text:p>
      <text:p text:style-name="P19">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9">The last block declares the session as valid. Before this, the underlying HTTP session is only valid for 10 seconds.</text:p>
      <text:p text:style-name="P19">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13">apiDesc</text:span> = </text:p>
      <text:p text:style-name="P7"><text:tab/><text:tab/><text:tab/>BApiDescriptor_Taskapp.<text:span text:style-name="T13">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HserverContext serverContext) {</text:p>
      <text:p text:style-name="P7"><text:tab/><text:tab/><text:span text:style-name="T1">super</text:span>(hsess, remoteUser, serverContext);</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13">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
      <text:p text:style-name="P7"><text:soft-page-break/><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9"/>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7451851571885106506" text:style-name="L13">
        <text:list-item>
          <text:p text:style-name="P50">In “Project Explorer” right-click project “taskapp-srv”, select “New – Other...”</text:p>
        </text:list-item>
        <text:list-item>
          <text:p text:style-name="P50">Select wizard “Web/Servlet”, click “Next &gt;”</text:p>
        </text:list-item>
        <text:list-item>
          <text:p text:style-name="P50">Enter “task.app.srv” as “Java package” </text:p>
        </text:list-item>
        <text:list-item>
          <text:p text:style-name="P50">Enter “TaskappServlet” as “Class name”</text:p>
          <text:p text:style-name="P50"><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50">Click “Finish”</text:p>
        </text:list-item>
        <text:list-item>
          <text:p text:style-name="P50">Eclipse opens an editor window for the new class. Delete functions “doGet” and “doPost” in the class. </text:p>
        </text:list-item>
      </text:list>
      <text:list xml:id="list3674563443645072753" text:style-name="L14">
        <text:list-item>
          <text:p text:style-name="P51">Remove the annotation @WebServlet(“/TaskappServlet”) and replace it by the following lines:</text:p>
        </text:list-item>
      </text:list>
      <text:p text:style-name="P12">@WebServlet(</text:p>
      <text:p text:style-name="P12"><text:tab/><text:tab/>// mandatory: must be true</text:p>
      <text:p text:style-name="P12"><text:tab/><text:tab/><text:span text:style-name="T9">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36250420" text:continue-numbering="true" text:style-name="L14">
        <text:list-header>
          <text:p text:style-name="P51"/>
        </text:list-header>
        <text:list-item>
          <text:p text:style-name="P51">Replace the base class “HttpServlet” by “HHttpServlet”</text:p>
        </text:list-item>
        <text:list-item>
          <text:p text:style-name="P51">Press “CTRL-SHIFT-O” (or context menu “Source – Organize Imports”) to let Eclipse add the missing import statement.</text:p>
        </text:list-item>
        <text:list-item>
          <text:p text:style-name="P51"><text:soft-page-break/>Right-click somewhere in the editor window and select “Source – Override/Implement Methods...”</text:p>
        </text:list-item>
        <text:list-item>
          <text:p text:style-name="P51">The methods to be implemented are already selected since they are abstract methods in the base class “HHttpServlet”. </text:p>
        </text:list-item>
      </text:list>
      <text:p text:style-name="P19"><draw:frame draw:style-name="fr2" draw:name="Grafik29" text:anchor-type="paragraph" svg:width="6.535cm" svg:height="10.001cm" draw:z-index="28"><draw:image xlink:href="Pictures/200000070000198800002712B1C1476D.svm" xlink:type="simple" xlink:show="embed" xlink:actuate="onLoad"/></draw:frame></text:p>
      <text:list xml:id="list36234728" text:continue-numbering="true" text:style-name="L14">
        <text:list-item>
          <text:p text:style-name="P51">Click “OK”. Eclipse generates method stubs for the functions “createSession”, “getApiDescriptor”, and “getConfig”.</text:p>
        </text:list-item>
        <text:list-item>
          <text:p text:style-name="P51">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9">config</text:span> = new HconfigImpl();</text:p>
      <text:p text:style-name="P9">…</text:p>
      <text:p text:style-name="P10">@Override</text:p>
      <text:p text:style-name="P10">public HConfig getConfig() {</text:p>
      <text:p text:style-name="P10"><text:tab/>return config;</text:p>
      <text:p text:style-name="P10">}</text:p>
      <text:list xml:id="list36253659" text:continue-numbering="true" text:style-name="L14">
        <text:list-header>
          <text:p text:style-name="P51"/>
        </text:list-header>
        <text:list-item>
          <text:p text:style-name="P51">Add the code for creating session objects:</text:p>
        </text:list-item>
      </text:list>
      <text:p text:style-name="P10">@Override</text:p>
      <text:p text:style-name="P10">protected HSession createSession(HttpServletRequest request,</text:p>
      <text:p text:style-name="P10"><text:tab/><text:tab/>HttpServletResponse response, HttpSession hsess) throws BException {</text:p>
      <text:p text:style-name="P10"><text:tab/>String remoteUser = request.getRemoteUser();</text:p>
      <text:p text:style-name="P10"><text:tab/>return new TaskappSession(hsess, remoteUser, this);</text:p>
      <text:p text:style-name="P10">}</text:p>
      <text:p text:style-name="P19"/>
      <text:list xml:id="list36258834" text:continue-numbering="true" text:style-name="L14">
        <text:list-item>
          <text:p text:style-name="P51">Implement the “getApiDescriptor” function:</text:p>
        </text:list-item>
      </text:list>
      <text:p text:style-name="P30">@Override</text:p>
      <text:p text:style-name="P30">protected BApiDescriptor getApiDescriptor() {</text:p>
      <text:p text:style-name="P30"><text:tab/>return TaskappSession.<text:span text:style-name="T13">apiDesc</text:span>;</text:p>
      <text:p text:style-name="P30">}</text:p>
      <text:p text:style-name="P19"/>
      <text:h text:style-name="Heading_20_3" text:outline-level="3"><text:soft-page-break/>Add a Start Page to the Web Application</text:h>
      <text:p text:style-name="Text_20_body">Usually, a web application has a default page that is displayed, if no URI path into the web application is specified. The next steps add such a default page to “taskapp-srv”.</text:p>
      <text:list xml:id="list2021543680243578647" text:style-name="L15">
        <text:list-item>
          <text:p text:style-name="P84">In “Project Explorer” expand “taskapp-srv” and right-click “WebContent”.</text:p>
        </text:list-item>
        <text:list-item>
          <text:p text:style-name="P84">Select “New – HTML File”</text:p>
        </text:list-item>
        <text:list-item>
          <text:p text:style-name="P84">Enter file name “index.html”</text:p>
        </text:list-item>
        <text:list-item>
          <text:p text:style-name="P84">Click “Finish”</text:p>
        </text:list-item>
        <text:list-item>
          <text:p text:style-name="P84">Modify as follows and save.</text:p>
        </text:list-item>
      </text:list>
      <text:p text:style-name="P12">&lt;!DOCTYPE html&gt;</text:p>
      <text:p text:style-name="P12">&lt;html&gt;</text:p>
      <text:p text:style-name="P12">&lt;head&gt;</text:p>
      <text:p text:style-name="P12">&lt;meta charset=<text:span text:style-name="T13">"ISO-8859-1"</text:span>&gt;</text:p>
      <text:p text:style-name="P12">&lt;title&gt;<text:span text:style-name="T26">Taskapp</text:span>&lt;/title&gt;</text:p>
      <text:p text:style-name="P12">&lt;/head&gt;</text:p>
      <text:p text:style-name="P12">&lt;body&gt;</text:p>
      <text:p text:style-name="P12">&lt;a href=<text:span text:style-name="T13">"taskapp"</text:span>&gt;Status&lt;/a&gt;</text:p>
      <text:p text:style-name="P12">&lt;/body&gt;</text:p>
      <text:p text:style-name="P12"><text:span text:style-name="T25">&lt;/</text:span><text:span text:style-name="T25">html</text:span><text:span text:style-name="T25">&gt;</text:span></text:p>
      <text:h text:style-name="Heading_20_3" text:outline-level="3">Start Server </text:h>
      <text:p text:style-name="Text_20_body">The server should be started now to make a simple check.</text:p>
      <text:list xml:id="list2462199078546713884" text:style-name="L16">
        <text:list-item>
          <text:p text:style-name="P85">In “Project Explorer” right-click “taskapp-srv”, “Debug As – Debug On Server”</text:p>
        </text:list-item>
        <text:list-item>
          <text:p text:style-name="P85">The “Debug On Server” Dialog is opened, check “Always use this server...”</text:p>
          <text:p text:style-name="P85"><draw:frame draw:style-name="fr2" draw:name="Grafik30" text:anchor-type="paragraph" svg:width="8.043cm" svg:height="10.821cm" draw:z-index="29"><draw:image xlink:href="Pictures/2000000700001F6C00002A466F1E3797.svm" xlink:type="simple" xlink:show="embed" xlink:actuate="onLoad"/></draw:frame></text:p>
        </text:list-item>
        <text:list-item>
          <text:p text:style-name="P85">Click “Finish”</text:p>
        </text:list-item>
        <text:list-item>
          <text:p text:style-name="P85">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soft-page-break/></text:p>
      <text:list xml:id="list36239557" text:continue-numbering="true" text:style-name="L16">
        <text:list-item>
          <text:p text:style-name="P85">Click “Status”, the browser navigates to our Servlet and displays a simple status text:</text:p>
        </text:list-item>
      </text:list>
      <text:list xml:id="list4144015417303593299" text:style-name="L17">
        <text:list-header>
          <text:p text:style-name="P86"><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86">In order to stop the server, select the view “Servers”, right-click the “Tomcat ...” entry and select stop.</text:p>
        </text:list-item>
      </text:list>
      <text:p text:style-name="Text_20_body"><draw:frame draw:style-name="fr1"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4055287923202611503" text:style-name="L18">
        <text:list-item>
          <text:p text:style-name="P87">In project “taskapp-client-j” create class “TestappMain” in package “task.app.client”</text:p>
        </text:list-item>
        <text:list-item>
          <text:p text:style-name="P87">Create the entry point function for the java application: the “main” function:</text:p>
        </text:list-item>
      </text:list>
      <text:p text:style-name="P15"><text:tab/><text:span text:style-name="T1">public</text:span> <text:span text:style-name="T1">final</text:span> <text:span text:style-name="T1">static</text:span> <text:span text:style-name="T1">void</text:span> main(String[] args) {</text:p>
      <text:p text:style-name="P15"><text:tab/></text:p>
      <text:p text:style-name="P15"><text:tab/><text:tab/>String url = "http://localhost:8080/taskapp-srv/taskapp";</text:p>
      <text:p text:style-name="P15"><text:tab/><text:tab/>BClient_Taskapp bclient = <text:span text:style-name="T1">createClient(url)</text:span>;</text:p>
      <text:p text:style-name="P15"><text:tab/><text:tab/></text:p>
      <text:p text:style-name="P15"><text:tab/><text:tab/><text:span text:style-name="T1">try</text:span> {</text:p>
      <text:p text:style-name="P15"><text:tab/><text:tab/><text:tab/>bclient.start();</text:p>
      <text:p text:style-name="Code"><text:span text:style-name="T15"><text:tab/><text:tab/><text:tab/>System.</text:span><text:span text:style-name="T28">out</text:span><text:span text:style-name="T15">.println(</text:span><text:span text:style-name="T29">"connected, targetId="</text:span><text:span text:style-name="T15"> +</text:span></text:p>
      <text:p text:style-name="P17"><text:s text:c="42"/>bclient.getTransport().getTargetId());</text:p>
      <text:p text:style-name="Code"/>
      <text:p text:style-name="Code">//<text:tab/><text:tab/><text:tab/>String command = args.length &gt; 0 ? <text:span text:style-name="T9">args</text:span>[0] : "";</text:p>
      <text:p text:style-name="Code">//<text:tab/><text:tab/><text:tab/>if (command.equals("-add")) {</text:p>
      <text:p text:style-name="Code">//<text:tab/><text:tab/><text:tab/><text:tab/>addTask(<text:span text:style-name="T9">bclient</text:span>, <text:span text:style-name="T9">args</text:span>);</text:p>
      <text:p text:style-name="Code">//<text:tab/><text:tab/><text:tab/>}</text:p>
      <text:p text:style-name="Code">//<text:tab/><text:tab/><text:tab/>else if (command.equals("-list")) {</text:p>
      <text:p text:style-name="Code">//<text:tab/><text:tab/><text:tab/><text:tab/>listTasks(<text:span text:style-name="T9">bclient</text:span>);</text:p>
      <text:p text:style-name="Code">//<text:tab/><text:tab/><text:tab/>}</text:p>
      <text:p text:style-name="Code"><text:tab/><text:tab/>}</text:p>
      <text:p text:style-name="P15"><text:tab/><text:tab/><text:span text:style-name="T1">catch</text:span> (Exception e) {</text:p>
      <text:p text:style-name="P15"><text:tab/><text:tab/><text:tab/>e.printStackTrace();</text:p>
      <text:p text:style-name="P15"><text:tab/><text:tab/>}</text:p>
      <text:p text:style-name="P15"><text:tab/><text:tab/><text:span text:style-name="T1">finally</text:span> {</text:p>
      <text:p text:style-name="P15"><text:tab/><text:tab/><text:tab/><text:span text:style-name="T1">if</text:span> (bclient != <text:span text:style-name="T1">null</text:span>) {</text:p>
      <text:p text:style-name="P15"><text:tab/><text:tab/><text:tab/><text:tab/>bclient.done();</text:p>
      <text:p text:style-name="P15"><text:tab/><text:tab/><text:tab/>}</text:p>
      <text:p text:style-name="P15"><text:tab/><text:tab/>}</text:p>
      <text:p text:style-name="P15"><text:soft-page-break/><text:tab/>}</text:p>
      <text:p text:style-name="Text_20_body"/>
      <text:list xml:id="list9087300147588686082" text:style-name="L19">
        <text:list-item>
          <text:p text:style-name="P88">Press CTRL-SHIFT-O to let Eclipse add the required import directives. </text:p>
        </text:list-item>
        <text:list-item>
          <text:p text:style-name="P88">Create function “createClient”. It initializes a BClient_Taskapp object.</text:p>
        </text:list-item>
      </text:list>
      <text:p text:style-name="P7"><text:tab/><text:span text:style-name="T1">private</text:span> <text:span text:style-name="T1">static</text:span> BClient_Taskapp createClient(String url) <text:span text:style-name="T1">throws</text:span> RemoteException {</text:p>
      <text:p text:style-name="P7"><text:tab/><text:tab/>BWire wire = <text:span text:style-name="T1">new</text:span> HWireClient(url, 0, 120, <text:span text:style-name="T1">null</text:span>);</text:p>
      <text:p text:style-name="P7"><text:tab/><text:tab/>BTransportFactory tfact = </text:p>
      <text:p text:style-name="P7"><text:span text:style-name="T1"><text:s text:c="17"/></text:span><text:span text:style-name="T1">new</text:span> HTransportFactoryClient(BApiDescriptor_Taskapp.<text:span text:style-name="T13">instance</text:span>(), wire, 1);</text:p>
      <text:p text:style-name="P7"><text:tab/><text:tab/>BClient_Taskapp bclient = BClient_Taskapp.<text:span text:style-name="T13">createClient</text:span>(tfact);</text:p>
      <text:p text:style-name="P7"><text:tab/><text:tab/><text:span text:style-name="T1">return</text:span> bclient;</text:p>
      <text:p text:style-name="P7"><text:tab/>}</text:p>
      <text:p text:style-name="P7"/>
      <text:list xml:id="list278293421300433415" text:style-name="L20">
        <text:list-item>
          <text:p text:style-name="P89">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36237452" text:continue-list="list9087300147588686082" text:style-name="L19">
        <text:list-item>
          <text:p text:style-name="P88">Make sure that the server is running and start the client application: in “Project Explorer” expand “taskapp-client-j/src/task.app.client” and right-click on “TaskappMain.java”. Select “Debug As – Java Application”. </text:p>
        </text:list-item>
        <text:list-item>
          <text:p text:style-name="P88">The console window should print something like this:</text:p>
          <text:p text:style-name="P88"><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88">Add the functions for adding, removing and listing tasks:</text:p>
        </text:list-item>
      </text:list>
      <text:p text:style-name="P15"><text:tab/><text:span text:style-name="T1">private</text:span> <text:span text:style-name="T1">static</text:span> <text:span text:style-name="T1">void</text:span> addTask(BClient_Taskapp bclient, String[] args) <text:span text:style-name="T1">throws</text:span> RemoteException {</text:p>
      <text:p text:style-name="P15"><text:tab/><text:tab/>TaskInfo t = <text:span text:style-name="T1">new</text:span> TaskInfo();</text:p>
      <text:p text:style-name="P15"><text:tab/><text:tab/>t.setId((<text:span text:style-name="T1">int</text:span>)(System.<text:span text:style-name="T13">currentTimeMillis</text:span>() % 1000));</text:p>
      <text:p text:style-name="P15"><text:tab/><text:tab/>t.setUserName(args[1]);</text:p>
      <text:p text:style-name="P15"><text:tab/><text:tab/>t.setTodo(args[2]);</text:p>
      <text:p text:style-name="P15"><text:tab/><text:tab/>t.setDueDate(<text:span text:style-name="T1">new</text:span> java.util.Date(System.<text:span text:style-name="T13">currentTimeMillis</text:span>() + 24*60*60*1000));</text:p>
      <text:p text:style-name="P15"><text:tab/><text:tab/>bclient.getTaskService().addTask(t);</text:p>
      <text:p text:style-name="P15"><text:tab/>}</text:p>
      <text:p text:style-name="P15"><text:tab/></text:p>
      <text:p text:style-name="P15"><text:tab/><text:span text:style-name="T1">private</text:span> <text:span text:style-name="T1">static</text:span> <text:span text:style-name="T1">void</text:span> listTasks(BClient_Taskapp bclient) <text:span text:style-name="T1">throws</text:span> RemoteException {</text:p>
      <text:p text:style-name="P15"><text:tab/><text:tab/>List&lt;TaskInfo&gt; tasks = bclient.getTaskService().getTasks();</text:p>
      <text:p text:style-name="P15"><text:tab/><text:tab/><text:span text:style-name="T1">for</text:span> (TaskInfo t : tasks) {</text:p>
      <text:p text:style-name="P15"><text:tab/><text:tab/><text:tab/>System.<text:span text:style-name="T13">out</text:span>.println("id=" + t.getId() + </text:p>
      <text:p text:style-name="P15"><text:tab/><text:tab/><text:tab/><text:tab/><text:tab/>"\tuserName=" + t.getUserName() + </text:p>
      <text:p text:style-name="P15"><text:tab/><text:tab/><text:tab/><text:tab/><text:tab/>"\ttodo=" + t.getTodo());</text:p>
      <text:p text:style-name="Code"><text:tab/><text:tab/>}</text:p>
      <text:p text:style-name="P15"><text:tab/>}</text:p>
      <text:p text:style-name="P15"/>
      <text:p text:style-name="Text_20_body"/>
      <text:list xml:id="list1169747583408678206" text:style-name="L21">
        <text:list-item>
          <text:p text:style-name="P90">Remove the comment slashes of the lines after “connect()”. Therefore select the lines and press CTRL-SHIFT-7</text:p>
        </text:list-item>
      </text:list>
      <text:h text:style-name="Heading_20_3" text:outline-level="3">Add a Debug Configuration for Each Action</text:h>
      <text:list xml:id="list36260579" text:continue-numbering="true" text:style-name="L21">
        <text:list-item>
          <text:p text:style-name="P90">Start the Tomcat server in the “Servers” view: right-click “Tomcat...” entry and select “Debug”:</text:p>
          <text:p text:style-name="P90"><draw:frame draw:style-name="fr1" draw:name="Grafik37" text:anchor-type="paragraph" svg:width="10.373cm" svg:height="2.118cm" draw:z-index="35"><draw:image xlink:href="Pictures/200000070000288500000846484FD99A.svm" xlink:type="simple" xlink:show="embed" xlink:actuate="onLoad"/></draw:frame><text:soft-page-break/></text:p>
        </text:list-item>
        <text:list-item>
          <text:p text:style-name="P90">In order to add a debug configuration to test each of the functions, right-click project “taskapp-client-j”, select “Debug As – Debug Configurations...”.</text:p>
        </text:list-item>
        <text:list-item>
          <text:p text:style-name="P90">In the left tree select “Java Application / TaskappMain”, click the copy button in the toolbar, rename the new configuration to “TaskappMain add”, select tab “Arguments”, enter as “Program arguments”: -add Fritz... as shown in the screenshot:</text:p>
          <text:p text:style-name="P90"><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90">Press “Apply” then “Debug”</text:p>
        </text:list-item>
        <text:list-item>
          <text:p text:style-name="P90">Create also debug configurations for the action “list”. It has to be started with the arguments “-list”.</text:p>
        </text:list-item>
        <text:list-item>
          <text:p text:style-name="P90">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5.241cm" svg:height="2.143cm" draw:z-index="37"><draw:image xlink:href="Pictures/200000070000147800000860C69A0A2F.svm" xlink:type="simple" xlink:show="embed" xlink:actuate="onLoad"/></draw:frame></text:p>
      <text:list xml:id="list2415979293851848056" text:style-name="L22">
        <text:list-item>
          <text:p text:style-name="P91">Now, you are well prepared to step through the code and see how the BYPS framework works.</text:p>
          <text:p text:style-name="P91"/>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4246129784502369385" text:style-name="L23">
        <text:list-item>
          <text:p text:style-name="P92">In “Project Explorer” expand “Servers – Tomcat ...”, open “tomcat-users.xml”</text:p>
          <text:p text:style-name="P92"><draw:frame draw:style-name="fr1" draw:name="Grafik39" text:anchor-type="paragraph" svg:width="7.355cm" svg:height="4.606cm" draw:z-index="38"><draw:image xlink:href="Pictures/2000000700001CBC000011FDD38C9ECC.svm" xlink:type="simple" xlink:show="embed" xlink:actuate="onLoad"/></draw:frame></text:p>
        </text:list-item>
        <text:list-item>
          <text:p text:style-name="P92">Inside the “&lt;tomcat-users&gt;” element add a role and a user:</text:p>
        </text:list-item>
      </text:list>
      <text:p text:style-name="P7">&lt;role rolename=<text:span text:style-name="T13">"Taskapp Role"</text:span> /&gt;</text:p>
      <text:p text:style-name="P7">&lt;user username=<text:span text:style-name="T13">"Fritz"</text:span> password=<text:span text:style-name="T13">"abc"</text:span> roles=<text:span text:style-name="T13">"Taskapp Role"</text:span>/&gt;</text:p>
      <text:p text:style-name="Text_20_body"/>
      <text:p text:style-name="Text_20_body">Access to the “TaskappServlet” must be constrained to users of role “Taskapp Role”:</text:p>
      <text:list xml:id="list2703366297295237357" text:style-name="L24">
        <text:list-item>
          <text:p text:style-name="P93">In “Project Explorer” expand “taskapp-srv – WebContent”, right-click “WEB-INF”</text:p>
          <text:p text:style-name="P93"><draw:frame draw:style-name="fr2" draw:name="Grafik40" text:anchor-type="paragraph" svg:width="6.907cm" svg:height="5.953cm" draw:z-index="39"><draw:image xlink:href="Pictures/2000000700001AFB00001742894C18AB.svm" xlink:type="simple" xlink:show="embed" xlink:actuate="onLoad"/></draw:frame></text:p>
        </text:list-item>
        <text:list-item>
          <text:p text:style-name="P93">Select “New – Other...”, expand “XML”, select “XML File”, click “Next &gt;”</text:p>
        </text:list-item>
        <text:list-item>
          <text:p text:style-name="P93">Enter file name “web.xml”, click “Finish”</text:p>
        </text:list-item>
        <text:list-item>
          <text:p text:style-name="P93">Replace the contents of “web.xml” with this lines:</text:p>
        </text:list-item>
      </text:list>
      <text:p text:style-name="P12">&lt;?xml version=<text:span text:style-name="T13">"1.0"</text:span> encoding=<text:span text:style-name="T13">"UTF-8"</text:span>?&gt;</text:p>
      <text:p text:style-name="P12">&lt;web-app xmlns:web=<text:span text:style-name="T13">"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25">&lt;/</text:span><text:span text:style-name="T25">web-app</text:span><text:span text:style-name="T25">&gt;</text:span></text:p>
      <text:list xml:id="list36253235" text:continue-numbering="true" text:style-name="L24">
        <text:list-header>
          <text:p text:style-name="P93"/>
        </text:list-header>
        <text:list-item>
          <text:p text:style-name="P93">Save “web.xml” and start the server. If any errors occur in the console window, see <text:bookmark-ref text:reference-format="number" text:ref-name="__RefHeading__3154_639941998"> 4 </text:bookmark-ref>.</text:p>
        </text:list-item>
        <text:list-item>
          <text:p text:style-name="P93">Check that authentication is applied: start a browser and navigate to <text:a xlink:type="simple" xlink:href="http://localhost:8080/taskapp-srv/taskappauth/auth">http://localhost:8080/taskapp-srv/taskappauth/auth</text:a></text:p>
        </text:list-item>
        <text:list-item>
          <text:p text:style-name="P93">A login dialog should be displayed, check that you can login with the user defined in the “tomcat-users.xml” file.</text:p>
        </text:list-item>
      </text:list>
      <text:p text:style-name="Text_20_body"/>
      <text:p text:style-name="P22">The servlet class must refuse an authentication request without a “remoteUser”:</text:p>
      <text:list xml:id="list9136724586587034669" text:style-name="L25">
        <text:list-item>
          <text:p text:style-name="P94">Edit “TaskappServlet”, modify function “createSession”, throw an exception if the “remoteUser” is not set:</text:p>
          <text:list>
            <text:list-item>
              <text:list>
                <text:list-header>
                  <text:p text:style-name="P42">@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13">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8519696118446365173" text:style-name="L26">
        <text:list-item>
          <text:p text:style-name="P95">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4"/>
      <text:list xml:id="list2004698921760364234" text:style-name="L27">
        <text:list-item>
          <text:p text:style-name="P96">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1655542872226357229" text:style-name="L28">
        <text:list-item>
          <text:p text:style-name="P97">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13">setDefault</text:span>(<text:span text:style-name="T1">new</text:span> MyAuthenticator());</text:p>
      <text:p text:style-name="P7">}</text:p>
      <text:p text:style-name="Code"><text:tab/></text:p>
      <text:p text:style-name="Text_20_body"><text:soft-page-break/></text:p>
      <text:list xml:id="list4175911337466852799" text:style-name="L29">
        <text:list-item>
          <text:p text:style-name="P98">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13">createClient</text:span>(url);</text:p>
      <text:p text:style-name="P7"><text:tab/><text:tab/></text:p>
      <text:p text:style-name="P7"><text:tab/><text:span text:style-name="T1">try</text:span> {</text:p>
      <text:p text:style-name="P7"><text:tab/><text:tab/><text:span text:style-name="T13">setCredentials</text:span>("Fritz", "abc");</text:p>
      <text:p text:style-name="P7"><text:tab/><text:tab/><text:tab/></text:p>
      <text:p text:style-name="P7"><text:tab/><text:tab/>bclient.start();</text:p>
      <text:p text:style-name="P32"/>
      <text:list xml:id="list2894638875124568899" text:style-name="L30">
        <text:list-header>
          <text:p text:style-name="P36">- In function “createClient”, supply the servlet path for HTTP authentication. The “&lt;url-pattern&gt;” defined in the “web.xml” file above has to be used here.</text:p>
          <text:p text:style-name="P37"/>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9">HTransportFactoryClient</text:span>(</text:p>
      <text:p text:style-name="P7"><text:s text:c="44"/>BApiDescriptor_Taskapp.<text:span text:style-name="T13">instance</text:span>(), wire, 1);</text:p>
      <text:p text:style-name="P7"><text:tab/>BClient_Taskapp bclient = BClient_Taskapp.<text:span text:style-name="T13">createClient</text:span>(tfact);</text:p>
      <text:p text:style-name="P7"><text:tab/><text:span text:style-name="T1">return</text:span> bclient;</text:p>
      <text:p text:style-name="P7">}</text:p>
      <text:p text:style-name="P32"/>
      <text:p text:style-name="P32"/>
      <text:h text:style-name="P39" text:outline-level="2"><text:bookmark-start text:name="__RefHeading__2919_1932941800"/>Versioning<text:bookmark-end text:name="__RefHeading__2919_1932941800"/></text:h>
      <text:p text:style-name="P19">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9">Hence, adding new data members require the following steps:</text:p>
      <text:list xml:id="list91711530887295805" text:style-name="L31">
        <text:list-item>
          <text:p text:style-name="P52">Increment the version number in BAPI class.</text:p>
        </text:list-item>
        <text:list-item>
          <text:p text:style-name="P52">Add new member(s) and tag them with “@since &lt;new version number&gt;”</text:p>
        </text:list-item>
      </text:list>
      <text:p text:style-name="P19"/>
      <text:p text:style-name="P19">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9">The generator looks for the previous definitions in a file named “bapi.xml”. Each time the generator runs it generates a “bapi_new.xml”. If your API is released, the file should be renamed to “bapi.xml” and checked in to your source code control system. </text:p>
      <text:p text:style-name="P19"><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9"/>
      <text:list xml:id="list872402482691143487" text:style-name="L32">
        <text:list-item>
          <text:p text:style-name="P53">In class “BApi” change the version number:</text:p>
        </text:list-item>
      </text:list>
      <text:p text:style-name="P7"><text:tab/><text:span text:style-name="T1">public</text:span> <text:span text:style-name="T1">static</text:span> <text:span text:style-name="T1">final</text:span> String <text:span text:style-name="T13">VERSION</text:span> = "1.0.0.1";</text:p>
      <text:p text:style-name="P19"/>
      <text:list xml:id="list36259847" text:continue-numbering="true" text:style-name="L32">
        <text:list-item>
          <text:p text:style-name="P53">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2662733001943771385" text:style-name="L33">
        <text:list-item>
          <text:p text:style-name="P54">Press CTRL-SHIFT-O to add required imports</text:p>
        </text:list-item>
        <text:list-item>
          <text:p text:style-name="P54">Add getter and setter methods: right-click in editor window, “Source – Generate Getters and Setters”, select member “properties”, click “OK”.</text:p>
        </text:list-item>
        <text:list-item>
          <text:p text:style-name="P54">Save all files: CTRL-SHIFT-S</text:p>
        </text:list-item>
        <text:list-item>
          <text:p text:style-name="P54">Run the generator: right-click “byps.xml”, “Run As – Ant Build”</text:p>
        </text:list-item>
        <text:list-item>
          <text:p text:style-name="P54">Refresh projects “taskapp-ser” and “taskapp-srv”: right-click project, “Refresh”</text:p>
        </text:list-item>
      </text:list>
      <text:p text:style-name="P19"/>
      <text:list xml:id="list8899563471318711484" text:style-name="L34">
        <text:list-item>
          <text:p text:style-name="P55">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13">currentTimeMillis</text:span>() % 1000));</text:p>
      <text:p text:style-name="P7"><text:tab/><text:tab/>t.setUserName(args[1]);</text:p>
      <text:p text:style-name="P7"><text:tab/><text:tab/>t.setTodo(args[2]);</text:p>
      <text:p text:style-name="P7"><text:tab/><text:tab/>t.setDueDate(<text:span text:style-name="T1">new</text:span> java.util.Date(System.<text:span text:style-name="T13">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36249683" text:continue-numbering="true" text:style-name="L34">
        <text:list-header>
          <text:p text:style-name="P55"/>
        </text:list-header>
        <text:list-item>
          <text:p text:style-name="P55">Modify function “getTasks” to print the member “properties”, e.g:</text:p>
        </text:list-item>
      </text:list>
      <text:p text:style-name="P7"><text:tab/><text:span text:style-name="T1">private</text:span> <text:span text:style-name="T1">static</text:span> <text:span text:style-name="T1">void</text:span> getTasks(BClient_Taskapp bclient) <text:span text:style-name="T1">throws</text:span> RemoteException {</text:p>
      <text:p text:style-name="P7"><text:tab/><text:tab/>List&lt;TaskInfo&gt; tasks = bclient.getTaskService().getTasks();</text:p>
      <text:p text:style-name="P7"><text:tab/><text:tab/>System.<text:span text:style-name="T13">out</text:span>.println("id\tuser\ttodo");</text:p>
      <text:p text:style-name="P7"><text:tab/><text:tab/><text:span text:style-name="T1">for</text:span> (TaskInfo t : tasks) {</text:p>
      <text:p text:style-name="P7"><text:tab/><text:tab/><text:tab/>System.<text:span text:style-name="T13">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9"/>
      <text:h text:style-name="P39" text:outline-level="2"><text:bookmark-start text:name="__RefHeading__10361_878719377"/>Streams<text:bookmark-end text:name="__RefHeading__10361_878719377"/></text:h>
      <text:p text:style-name="P19">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9">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9"/>
      <text:p text:style-name="P19">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6544611632301945827" text:style-name="L35">
        <text:list-item>
          <text:p text:style-name="P56">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9">InputStream</text:span>&gt; attachments;</text:p>
      <text:p text:style-name="P8"/>
      <text:list xml:id="list36246555" text:continue-numbering="true" text:style-name="L35">
        <text:list-item>
          <text:p text:style-name="P56">Add imports, add a getter and setter function (java.io.InputStream, java.util.List).</text:p>
        </text:list-item>
        <text:list-item>
          <text:p text:style-name="P56">Run the generator: right-click on “byps.xml”</text:p>
        </text:list-item>
        <text:list-item>
          <text:p text:style-name="P56">Refresh projects “taskapp-ser” and “taskapp-srv”: right-click project, “Refresh”</text:p>
        </text:list-item>
      </text:list>
      <text:p text:style-name="P19"/>
      <text:list xml:id="list6930728175890021407" text:style-name="L36">
        <text:list-item>
          <text:p text:style-name="P57">In the client application, add a function “addAttachments” to the “TaskappMain” class as shown below. The supplied streams are automatically closed after they have been sent to the server. Call this function inside “addTask”.</text:p>
        </text:list-item>
      </text:list>
      <text:p text:style-name="Code"><text:span text:style-name="T20"><text:tab/></text:span><text:span text:style-name="T24">private</text:span><text:span text:style-name="T20"> </text:span><text:span text:style-name="T24">static</text:span><text:span text:style-name="T20"> ArrayList&lt;InputStream&gt; addAttachments(TaskInfo t) {</text:span></text:p>
      <text:p text:style-name="P7"><text:tab/><text:tab/>ArrayList&lt;InputStream&gt; attachments = <text:span text:style-name="T1">new</text:span> ArrayList&lt;InputStream&gt;();</text:p>
      <text:p text:style-name="P7"><text:tab/><text:tab/><text:span text:style-name="T1">try</text:span> {</text:p>
      <text:p text:style-name="P7"><text:tab/><text:tab/><text:tab/>BContentStream strm1 = <text:span text:style-name="T1">new</text:span> BContentStreamWrapper(<text:span text:style-name="T1">new</text:span> File(".project"));</text:p>
      <text:p text:style-name="P7"><text:tab/><text:tab/><text:tab/>strm1.setContentType("text/plain");</text:p>
      <text:p text:style-name="P7"><text:tab/><text:tab/><text:tab/>BContentStream strm2 = <text:span text:style-name="T1">new</text:span> BcontentStreamWrapper(</text:p>
      <text:p text:style-name="P7"><text:span text:style-name="T1"><text:s text:c="40"/>new</text:span> ByteArrayInputStream("Text as stream".getBytes()));</text:p>
      <text:p text:style-name="P7"><text:tab/><text:tab/><text:tab/>strm2.setContentType("text/plain");</text:p>
      <text:p text:style-name="P7"><text:tab/><text:tab/><text:tab/>attachments.add(strm1);</text:p>
      <text:p text:style-name="P7"><text:tab/><text:tab/><text:tab/>attachments.add(strm2);</text:p>
      <text:p text:style-name="Code"><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text:tab/><text:tab/><text:span text:style-name="T1">return</text:span> attachments;</text:p>
      <text:p text:style-name="P7"><text:tab/>}</text:p>
      <text:p text:style-name="P7"/>
      <text:p text:style-name="P12"><text:tab/><text:span text:style-name="T2">private</text:span><text:span text:style-name="T25"> </text:span><text:span text:style-name="T2">static</text:span><text:span text:style-name="T25"> </text:span><text:span text:style-name="T2">void</text:span><text:span text:style-name="T25"> addTask(BClient_Taskapp bclient, String[] args) </text:span><text:span text:style-name="T2">throws</text:span><text:span text:style-name="T25"> RemoteException {</text:span></text:p>
      <text:p text:style-name="P13"><text:tab/><text:tab/>TaskInfo t = new TaskInfo();</text:p>
      <text:p text:style-name="P13"><text:tab/><text:tab/>…</text:p>
      <text:p text:style-name="P13"><text:tab/><text:tab/>addAttachments(t);</text:p>
      <text:p text:style-name="P13"><text:tab/><text:tab/>…</text:p>
      <text:p text:style-name="P13"><text:tab/><text:tab/>bclient.getTaskService().addTask(t);</text:p>
      <text:p text:style-name="P13"><text:tab/>}</text:p>
      <text:list xml:id="list36255996" text:continue-numbering="true" text:style-name="L36">
        <text:list-header>
          <text:p text:style-name="P57"/>
        </text:list-header>
        <text:list-item>
          <text:p text:style-name="P57">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13">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soft-page-break/><text:tab/><text:tab/><text:span text:style-name="T1">catch</text:span> (IOException e) {</text:p>
      <text:p text:style-name="P7"><text:tab/><text:tab/><text:tab/>e.printStackTrace();</text:p>
      <text:p text:style-name="P7"><text:tab/><text:tab/>}</text:p>
      <text:p text:style-name="P7"/>
      <text:p text:style-name="P19"/>
      <text:p text:style-name="P19"/>
      <text:list xml:id="list8202679506966334393" text:style-name="L37">
        <text:list-item>
          <text:p text:style-name="P58">On the server-side, the function “addTask” of class “TaskServiceImpl” has to be modified. The streams inside <text:s/>the “Task” object passed to the function are only valid during the function call. They have to be duplicated in order to store them. For this reason, a copy <text:s/>function is introduced that clones a “Task” object. </text:p>
        </text:list-item>
      </text:list>
      <text:p text:style-name="P7"><text:tab/><text:span text:style-name="T1">private</text:span> TaskInfo cloneTask(TaskInfo t) <text:span text:style-name="T1">throws</text:span> RemoteException {</text:p>
      <text:p text:style-name="P7"><text:tab/><text:tab/>TaskInfo n = <text:span text:style-name="T1">new</text:span> TaskInfo();</text:p>
      <text:p text:style-name="P7"><text:tab/><text:tab/>n.setId(t.getId());</text:p>
      <text:p text:style-name="P7"><text:tab/><text:tab/>n.setUserName(t.getUserName());</text:p>
      <text:p text:style-name="P7"><text:tab/><text:tab/>n.setDueDate(t.getDueDate());</text:p>
      <text:p text:style-name="P7"><text:tab/><text:tab/>n.setTodo(t.getTodo());</text:p>
      <text:p text:style-name="P7"><text:tab/><text:tab/></text:p>
      <text:p text:style-name="P7"><text:tab/><text:tab/>List&lt;InputStream&gt; istreams = t.getAttachments();</text:p>
      <text:p text:style-name="P7"><text:tab/><text:tab/><text:span text:style-name="T1">if</text:span> (istreams != <text:span text:style-name="T1">null</text:span>) {</text:p>
      <text:p text:style-name="P7"><text:tab/><text:tab/><text:tab/>List&lt;InputStream&gt; nstreams = <text:span text:style-name="T1">new</text:span> ArrayList&lt;InputStream&gt;(istreams.size());</text:p>
      <text:p text:style-name="P7"><text:tab/><text:tab/><text:tab/>n.setAttachments(nstreams);</text:p>
      <text:p text:style-name="P7"><text:tab/><text:tab/><text:tab/><text:span text:style-name="T1">for</text:span> (InputStream is : istreams) {</text:p>
      <text:p text:style-name="P7"><text:tab/><text:tab/><text:tab/><text:tab/>BContentStream ns;</text:p>
      <text:p text:style-name="P7"><text:tab/><text:tab/><text:tab/><text:tab/><text:span text:style-name="T1">try</text:span> {</text:p>
      <text:p text:style-name="P7"><text:tab/><text:tab/><text:tab/><text:tab/><text:tab/>ns = ((BContentStream)is).materialize();</text:p>
      <text:p text:style-name="P7"><text:tab/><text:tab/><text:tab/><text:tab/><text:tab/>nstreams.add(ns);</text:p>
      <text:p text:style-name="P7"><text:tab/><text:tab/><text:tab/><text:tab/>} <text:span text:style-name="T1">catch</text:span> (IOException e) {</text:p>
      <text:p text:style-name="P7"><text:tab/><text:tab/><text:tab/><text:tab/><text:tab/><text:span text:style-name="T1">throw</text:span> <text:span text:style-name="T1">new</text:span> RemoteException("Failed to clone stream.", e);</text:p>
      <text:p text:style-name="P7"><text:tab/><text:tab/><text:tab/><text:tab/>}</text:p>
      <text:p text:style-name="P7"><text:tab/><text:tab/><text:tab/><text:tab/></text:p>
      <text:p text:style-name="P7"><text:tab/><text:tab/><text:tab/>}</text:p>
      <text:p text:style-name="P7"><text:tab/><text:tab/>}</text:p>
      <text:p text:style-name="P7"><text:tab/><text:tab/></text:p>
      <text:p text:style-name="P7"><text:tab/><text:tab/><text:span text:style-name="T1">return</text:span> n;</text:p>
      <text:p text:style-name="P7"><text:tab/>}</text:p>
      <text:list xml:id="list2069837121280069477" text:style-name="L38">
        <text:list-header>
          <text:p text:style-name="P59"/>
        </text:list-header>
      </text:list>
      <text:list xml:id="list1087262265687957289" text:style-name="L39">
        <text:list-item>
          <text:p text:style-name="P99">Call this function in “addTask” before the “synchronized” block:</text:p>
        </text:list-item>
      </text:list>
      <text:p text:style-name="Code"><text:tab/>task = cloneTask(task);</text:p>
      <text:p text:style-name="Text_20_body"/>
      <text:list xml:id="list2914897500326474067" text:style-name="L40">
        <text:list-item>
          <text:p text:style-name="P100">The function “getTasks” has to be modified too. The returned streams will be closed by the framework after the client has downloaded them. Since the server object should be able to list the tasks many times, the stream objects have to be duplicated before they are returned. We use the “cloneTask” function for this purpose again and add a new function to duplicate a list of tasks:</text:p>
        </text:list-item>
      </text:list>
      <text:p text:style-name="Code"/>
      <text:p text:style-name="P7"><text:tab/><text:span text:style-name="T1">private</text:span> List&lt;TaskInfo&gt; cloneTaskList<text:span text:style-name="T9">(List&lt;TaskInfo&gt; tasks) </text:span><text:span text:style-name="T10">throws</text:span><text:span text:style-name="T9"> RemoteException</text:span> {</text:p>
      <text:p text:style-name="P7"><text:tab/><text:tab/><text:span text:style-name="T1">if</text:span> (tasks == <text:span text:style-name="T1">null</text:span>) <text:span text:style-name="T1">return</text:span> <text:span text:style-name="T1">null</text:span>;</text:p>
      <text:p text:style-name="P7"><text:tab/><text:tab/>ArrayList&lt;TaskInfo&gt; ntasks = <text:span text:style-name="T1">new</text:span> ArrayList&lt;TaskInfo&gt;(tasks.size());</text:p>
      <text:p text:style-name="P7"><text:tab/><text:tab/><text:span text:style-name="T1">for</text:span> (TaskInfo t : tasks) {</text:p>
      <text:p text:style-name="P7"><text:tab/><text:tab/><text:tab/>ntasks.add(cloneTask(t));</text:p>
      <text:p text:style-name="P7"><text:tab/><text:tab/>}</text:p>
      <text:p text:style-name="P7"><text:tab/><text:tab/><text:span text:style-name="T1">return</text:span> ntasks;</text:p>
      <text:p text:style-name="P7"><text:tab/>}</text:p>
      <text:list xml:id="list36251427" text:continue-list="list2069837121280069477" text:style-name="L38">
        <text:list-header>
          <text:p text:style-name="P59"/>
        </text:list-header>
        <text:list-item>
          <text:p text:style-name="P59">Now, let function “getTasks” return a copy of tasks:</text:p>
        </text:list-item>
      </text:list>
      <text:p text:style-name="P12"><text:span text:style-name="T5"><text:tab/>return</text:span><text:span text:style-name="T6"> cloneTaskList(tasksOfUser);</text:span><text:span text:style-name="T3"> </text:span></text:p>
      <text:p text:style-name="P14"/>
      <text:p text:style-name="Text_20_body"/>
      <text:h text:style-name="P39" text:outline-level="2"><text:bookmark-start text:name="__RefHeading__3880_92150369"/>Client-side Interface, Invoke Client from Server<text:bookmark-end text:name="__RefHeading__3880_92150369"/></text:h>
      <text:p text:style-name="P19">It could be useful in client-server applications to be able to initiate the data exchange by the server. <text:soft-page-break/>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9">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9"/>
      <text:list xml:id="list8952880367038513835" text:style-name="L41">
        <text:list-item>
          <text:p text:style-name="P60">In project “taskapp-api”, create a new interface “TaskNotify” in package “task.app” as follows, tag the interface with “@BClientRemote”. This advices the generator to create a skeleton class for all supported client-side platforms.</text:p>
        </text:list-item>
      </text:list>
      <text:p text:style-name="P16">/**</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Remote {</text:p>
      <text:p text:style-name="Code"/>
      <text:p text:style-name="Code"><text:tab/><text:span text:style-name="T1">public</text:span> <text:span text:style-name="T1">int</text:span> <text:span text:style-name="T9">receiveTask</text:span>(TaskInfo tasks) <text:span text:style-name="T1">throws</text:span> RemoteException;</text:p>
      <text:p text:style-name="Code"><text:tab/></text:p>
      <text:p text:style-name="Code">}</text:p>
      <text:p text:style-name="Code"/>
      <text:list xml:id="list36236817" text:continue-numbering="true" text:style-name="L41">
        <text:list-header>
          <text:p text:style-name="P60"/>
        </text:list-header>
      </text:list>
      <text:list xml:id="list2391232956485795905" text:style-name="L42">
        <text:list-item>
          <text:p text:style-name="P61">Run the generator: right-click “byps.xml”, “Run As – Ant Build”</text:p>
        </text:list-item>
        <text:list-item>
          <text:p text:style-name="P61">Refresh projects “taskapp-ser” and “taskapp-srv”: right-click project, “Refresh”</text:p>
        </text:list-item>
      </text:list>
      <text:p text:style-name="P19"/>
      <text:list xml:id="list8108634671718983258" text:style-name="L43">
        <text:list-item>
          <text:p text:style-name="P62">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tab/>@Override</text:p>
      <text:p text:style-name="P12"><text:tab/><text:span text:style-name="T1">public</text:span> <text:span text:style-name="T1">int</text:span> <text:span text:style-name="T9">receiveTask</text:span>(TaskInfo task) <text:span text:style-name="T1">throws</text:span> RemoteException {</text:p>
      <text:p text:style-name="P12"><text:tab/><text:tab/>System.<text:span text:style-name="T13">out</text:span>.println("received task: " + task);</text:p>
      <text:p text:style-name="P12"><text:tab/><text:tab/><text:span text:style-name="T1">return</text:span> 123;</text:p>
      <text:p text:style-name="P12"><text:tab/>}</text:p>
      <text:p text:style-name="P13">}</text:p>
      <text:p text:style-name="P19"/>
      <text:list xml:id="list392968843384383931" text:style-name="L44">
        <text:list-item>
          <text:p text:style-name="P63">In class “TaskappMain” add an instance of this class to the client object:</text:p>
        </text:list-item>
      </text:list>
      <text:p text:style-name="P7">...</text:p>
      <text:p text:style-name="P7"><text:tab/><text:tab/>BClient_Taskapp bclient = <text:span text:style-name="T13">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36253217" text:continue-numbering="true" text:style-name="L44">
        <text:list-header>
          <text:p text:style-name="P63"/>
        </text:list-header>
        <text:list-item>
          <text:p text:style-name="P63">In project “taskapp-srv”, class “TaskServiceImpl”, add a member variable “TaskappSession”:</text:p>
        </text:list-item>
      </text:list>
      <text:p text:style-name="P7"><text:tab/><text:span text:style-name="T1">private</text:span> TaskappSession <text:span text:style-name="T9">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9"/>
      <text:list xml:id="list7643737988907330101" text:style-name="L45">
        <text:list-item>
          <text:p text:style-name="P64">At the end of function “addTask”, add a call to the “receiveTask” function of the client. <text:soft-page-break/>Note, that the task object has to be copied again in order to return cloned streams. This is for the same reason for which “getTasks” returns cloned streams (see <text:bookmark-ref text:reference-format="number" text:ref-name="__RefHeading__10361_878719377"> 3.8 </text:bookmark-ref>).</text:p>
        </text:list-item>
      </text:list>
      <text:p text:style-name="P7"><text:tab/>// Notify client </text:p>
      <text:p text:style-name="P7"><text:tab/>BClient_Taskapp bclient = (BClient_Taskapp)session.getClientR();</text:p>
      <text:p text:style-name="P7"><text:tab/>bclient.getTaskNotify().receiveTask(cloneTask(task));</text:p>
      <text:p text:style-name="P7"/>
      <text:p text:style-name="P19"/>
      <text:list xml:id="list128144629171876703" text:style-name="L46">
        <text:list-item>
          <text:p text:style-name="P65">Save all sources, start the server and execute “TaskappMain add” from the Eclipse toolbar. The line “received task: ...” should be displayed in the console window.</text:p>
        </text:list-item>
        <text:list-item>
          <text:p text:style-name="P65">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13">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9"/>
      <text:h text:style-name="P39" text:outline-level="2">JavaScript Client</text:h>
      <text:p text:style-name="Text_20_body"><text:span text:style-name="T3">This section creates a simple HTML page with JavaScript access to the “taskapp” server. It is a precondition for the example in section </text:span><text:span text:style-name="T3"><text:bookmark-ref text:reference-format="number" text:ref-name="__RefHeading__3181_436306636"> 3.11 </text:bookmark-ref></text:span><text:span text:style-name="T3">where two client applications communicate with each other.</text:span></text:p>
      <text:p text:style-name="Text_20_body"><text:span text:style-name="T3">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Client”.</text:span></text:p>
      <text:p text:style-name="Text_20_body"/>
      <text:list xml:id="list3783580595501405891" text:style-name="L47">
        <text:list-item>
          <text:p text:style-name="P101"><text:span text:style-name="T3">Copy all files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sub-directory “js”, to “taskapp-srv/WebContent”.</text:span></text:p>
        </text:list-item>
        <text:list-item>
          <text:p text:style-name="P66">Open “taskapp-srv/WebContent/index.html”.</text:p>
        </text:list-item>
      </text:list>
      <text:p text:style-name="P19"/>
      <text:p text:style-name="P20">Define HTML Skeleton </text:p>
      <text:list xml:id="list36246684" text:continue-numbering="true" text:style-name="L47">
        <text:list-item>
          <text:p text:style-name="P66">Insert the following style definitions somewhere in the HTML head element:</text:p>
        </text:list-item>
      </text:list>
      <text:p text:style-name="P7">&lt;head&gt;</text:p>
      <text:p text:style-name="P7">...</text:p>
      <text:p text:style-name="P7">&lt;style type=<text:span text:style-name="T13">"text/css"</text:span>&gt;</text:p>
      <text:p text:style-name="P7"><text:span text:style-name="T1">table</text:span> {border-spacing: <text:span text:style-name="T13">5px</text:span>;}</text:p>
      <text:p text:style-name="P7"><text:span text:style-name="T1">td</text:span> { background-color:<text:span text:style-name="T13">#EEEEEE</text:span>; }</text:p>
      <text:p text:style-name="P7">&lt;/style&gt;</text:p>
      <text:p text:style-name="P7">...</text:p>
      <text:p text:style-name="P7">&lt;/head&gt;</text:p>
      <text:list xml:id="list36240800" text:continue-numbering="true" text:style-name="L47">
        <text:list-header>
          <text:p text:style-name="P66"/>
        </text:list-header>
        <text:list-item>
          <text:p text:style-name="P66">Replace the HTML body by the following block. The first table will display the task list, the second one will be used to add a task.</text:p>
        </text:list-item>
      </text:list>
      <text:p text:style-name="P7">&lt;body&gt;</text:p>
      <text:p text:style-name="P7"><text:tab/>&lt;table&gt;</text:p>
      <text:p text:style-name="P7"><text:tab/> <text:s text:c="3"/>&lt;tr&gt;</text:p>
      <text:p text:style-name="P7"><text:tab/> <text:s text:c="7"/>&lt;td&gt;<text:span text:style-name="T9">Tasklist</text:span> &lt;input type=<text:span text:style-name="T13">"button"</text:span> value=<text:span text:style-name="T13">"Update" </text:span>onclick="updateTaskList()" /&gt; &lt;/td&gt;</text:p>
      <text:p text:style-name="P7"><text:tab/> <text:s text:c="3"/>&lt;/tr&gt;</text:p>
      <text:p text:style-name="P7"><text:tab/><text:tab/>&lt;tr&gt;</text:p>
      <text:p text:style-name="P7"><text:soft-page-break/><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lt;/tr&gt;</text:p>
      <text:p text:style-name="P7"><text:tab/><text:tab/><text:tab/><text:tab/>&lt;/table&gt;</text:p>
      <text:p text:style-name="P7"><text:tab/><text:tab/><text:tab/>&lt;/td&gt;</text:p>
      <text:p text:style-name="P7"><text:tab/><text:tab/>&lt;/tr&gt;</text:p>
      <text:p text:style-name="P7"><text:tab/>&lt;/table&gt;</text:p>
      <text:p text:style-name="P7"><text:tab/>&lt;br&gt;</text:p>
      <text:p text:style-name="P7"><text:tab/>&lt;table &gt;</text:p>
      <text:p text:style-name="P7"><text:tab/> <text:s text:c="3"/>&lt;tr&gt;</text:p>
      <text:p text:style-name="P7"><text:tab/> <text:s text:c="7"/>&lt;td&gt;Add Task&lt;/td&gt;</text:p>
      <text:p text:style-name="P7"><text:tab/> <text:s text:c="3"/>&lt;/tr&gt;</text:p>
      <text:p text:style-name="P7"><text:tab/><text:tab/>&lt;tr&gt;</text:p>
      <text:p text:style-name="P7"><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lt;/tr&gt;</text:p>
      <text:p text:style-name="P7"><text:tab/><text:tab/><text:tab/><text:tab/><text:tab/>&lt;tr&gt;</text:p>
      <text:p text:style-name="P7"><text:tab/><text:tab/><text:tab/><text:tab/><text:tab/><text:tab/>&lt;td&gt;&lt;input id=<text:span text:style-name="T13">"taskId"</text:span> /&gt; &lt;/td&gt;</text:p>
      <text:p text:style-name="P7"><text:tab/><text:tab/><text:tab/><text:tab/><text:tab/><text:tab/>&lt;td&gt;&lt;input id=<text:span text:style-name="T13">"taskUserName"</text:span> /&gt;&lt;/td&gt;</text:p>
      <text:p text:style-name="P7"><text:tab/><text:tab/><text:tab/><text:tab/><text:tab/><text:tab/>&lt;td&gt;&lt;input id=<text:span text:style-name="T13">"taskDueDate"</text:span> /&gt;&lt;/td&gt;</text:p>
      <text:p text:style-name="P7"><text:tab/><text:tab/><text:tab/><text:tab/><text:tab/><text:tab/>&lt;td&gt;&lt;input id=<text:span text:style-name="T13">"taskTodo"</text:span> /&gt;&lt;/td&gt;</text:p>
      <text:p text:style-name="P7"><text:tab/><text:tab/><text:tab/><text:tab/><text:tab/>&lt;/tr&gt;</text:p>
      <text:p text:style-name="P7"><text:tab/><text:tab/><text:tab/><text:tab/>&lt;/table&gt;</text:p>
      <text:p text:style-name="P7"><text:tab/><text:tab/><text:tab/>&lt;/td&gt;</text:p>
      <text:p text:style-name="P7"><text:tab/><text:tab/>&lt;/tr&gt;</text:p>
      <text:p text:style-name="P7"><text:tab/><text:tab/>&lt;tr&gt;</text:p>
      <text:p text:style-name="P7"><text:tab/><text:tab/>&lt;td&gt; &lt;input type=<text:span text:style-name="T13">"button"</text:span> value=<text:span text:style-name="T13">"Add"</text:span><text:tab/>onclick="addTask()" /&gt; &lt;/td&gt;</text:p>
      <text:p text:style-name="P7"><text:tab/><text:tab/>&lt;/tr&gt;</text:p>
      <text:p text:style-name="P7"><text:tab/>&lt;/table&gt;</text:p>
      <text:p text:style-name="P7"><text:tab/></text:p>
      <text:p text:style-name="P7">&lt;/body&gt;</text:p>
      <text:p text:style-name="P7"/>
      <text:p text:style-name="Text_20_body"/>
      <text:list xml:id="list5395803623013746969" text:style-name="L48">
        <text:list-item>
          <text:p text:style-name="P102">Add script includes after the title definition and start a new script block. All subsequent functions will be defined in this block</text:p>
        </text:list-item>
      </text:list>
      <text:p text:style-name="P7">&lt;script type=<text:span text:style-name="T13">"text/javascript"</text:span> src=<text:span text:style-name="T13">"json2.js"</text:span>&gt;&lt;/script&gt;</text:p>
      <text:p text:style-name="P7">&lt;script type=<text:span text:style-name="T13">"text/javascript"</text:span> src=<text:span text:style-name="T13">"byps.js"</text:span>&gt;&lt;/script&gt;</text:p>
      <text:p text:style-name="P7">&lt;script type=<text:span text:style-name="T13">"text/javascript"</text:span> src=<text:span text:style-name="T13">"taskapp.js"</text:span>&gt;&lt;/script&gt;</text:p>
      <text:p text:style-name="P7"/>
      <text:p text:style-name="P13">&lt;script type=<text:span text:style-name="T13">"text/javascript"</text:span>&gt;</text:p>
      <text:p text:style-name="P13"><text:tab/>&lt;!-- taskapp functions --&gt;</text:p>
      <text:p text:style-name="P13">&lt;/script&gt;</text:p>
      <text:p text:style-name="Text_20_body"/>
      <text:p text:style-name="P22">Connect/Disconnect</text:p>
      <text:list xml:id="list8628390666312852565" text:style-name="L49">
        <text:list-item>
          <text:p text:style-name="P103">At first, define a variable for the URL to the “taskapp” servlet. Since the browser enforces the Same-Origin-Policy, this URL can be relative to the HTML page.</text:p>
        </text:list-item>
      </text:list>
      <text:p text:style-name="P7"><text:span text:style-name="T1">var</text:span> url = "/taskapp-srv/taskapp"</text:p>
      <text:p text:style-name="P7"/>
      <text:p text:style-name="P7"/>
      <text:list xml:id="list8997489802416221476" text:style-name="L50">
        <text:list-header>
          <text:p text:style-name="P104"/>
        </text:list-header>
        <text:list-item>
          <text:p text:style-name="P104">At next, the client object is initialized and stored in the global variable “bclient”. The initialization code is very similar to the Java code.</text:p>
        </text:list-item>
      </text:list>
      <text:p text:style-name="P18">var bclient = null;</text:p>
      <text:p text:style-name="Code"><text:span text:style-name="T1">function</text:span> init() {</text:p>
      <text:p text:style-name="Code"><text:tab/></text:p>
      <text:p text:style-name="Code"><text:tab/><text:span text:style-name="T1">var</text:span> wire = <text:span text:style-name="T1">new</text:span> byps.BWireClient(url, 0, 120);</text:p>
      <text:p text:style-name="Code"><text:tab/>wire.getServletPathForNegotiationAndAuthentication = <text:span text:style-name="T1">function</text:span>() {</text:p>
      <text:p text:style-name="Code"><text:tab/><text:tab/><text:span text:style-name="T1">return</text:span> "/taskappauth/auth";</text:p>
      <text:p text:style-name="Code"><text:soft-page-break/><text:tab/>};</text:p>
      <text:p text:style-name="Code"><text:tab/></text:p>
      <text:p text:style-name="Code"><text:tab/><text:span text:style-name="T1">var</text:span> transportFactory = <text:span text:style-name="T1">new</text:span> byps.BTransportFactory(</text:p>
      <text:p text:style-name="Code"><text:tab/><text:tab/><text:tab/>task.app.BApiDescriptor_Taskapp.instance(), </text:p>
      <text:p text:style-name="Code"><text:tab/><text:tab/><text:tab/>wire, 1);</text:p>
      <text:p text:style-name="Code"><text:tab/><text:tab/><text:tab/></text:p>
      <text:p text:style-name="Code"><text:tab/><text:span text:style-name="T1">this</text:span>.bclient = task.app.createClient_Taskapp(transportFactory);</text:p>
      <text:p text:style-name="Code"><text:tab/></text:p>
      <text:p text:style-name="Code"><text:tab/><text:span text:style-name="T1">this</text:span>.bclient.start();</text:p>
      <text:p text:style-name="Code">} </text:p>
      <text:p text:style-name="P27"/>
      <text:list xml:id="list4341927095128992977" text:style-name="L51">
        <text:list-item>
          <text:p text:style-name="P105">The “init” function should be called, when the page is loaded:</text:p>
        </text:list-item>
      </text:list>
      <text:p text:style-name="P7">window.onload = <text:span text:style-name="T1">function</text:span>() {</text:p>
      <text:p text:style-name="P7"><text:tab/>init();</text:p>
      <text:p text:style-name="P7">}</text:p>
      <text:p text:style-name="Text_20_body"/>
      <text:list xml:id="list4439297504819572575" text:style-name="L52">
        <text:list-item>
          <text:p text:style-name="P106">The client object can be disconnected when the browser navigates to another location. This cancels the long-poll request that is always active in the background.</text:p>
        </text:list-item>
      </text:list>
      <text:p text:style-name="P7"><text:span text:style-name="T1">function</text:span> done() {</text:p>
      <text:p text:style-name="P7"><text:tab/><text:span text:style-name="T1">if</text:span> (bclient) {</text:p>
      <text:p text:style-name="P7"><text:tab/><text:tab/>bclient.done();</text:p>
      <text:p text:style-name="P7"><text:tab/>}</text:p>
      <text:p text:style-name="P7">}</text:p>
      <text:p text:style-name="P7"/>
      <text:p text:style-name="P7">window.onbeforeunload = <text:span text:style-name="T1">function</text:span>() {</text:p>
      <text:p text:style-name="P7"><text:tab/>done();</text:p>
      <text:p text:style-name="P7">};</text:p>
      <text:p text:style-name="Text_20_body"/>
      <text:h text:style-name="P44" text:outline-level="3">Display the Task List</text:h>
      <text:p text:style-name="P25">This section calls the “getTasks” function of the server and displays the received tasks in the upper table. Here, the server request is processed synchronously which makes it easier to follow the program flow. However, all server interface functions can be called asynchronously too. The section <text:bookmark-ref text:reference-format="number" text:ref-name="__RefHeading__3810_92150369"> 3.10.2 </text:bookmark-ref> shows how to achieve asynchronous calls.</text:p>
      <text:list xml:id="list36240364" text:continue-list="list4341927095128992977" text:style-name="L51">
        <text:list-item>
          <text:p text:style-name="P105">The following function “updateTaskList” reads the tasks from the server and adds a row to the HTML table for each task by calling “insertTaskRow”.</text:p>
        </text:list-item>
      </text:list>
      <text:p text:style-name="P7"><text:span text:style-name="T1">function</text:span> updateTaskList() {</text:p>
      <text:p text:style-name="P7"><text:tab/></text:p>
      <text:p text:style-name="P7"><text:tab/>// get tasks from server</text:p>
      <text:p text:style-name="P7"><text:tab/><text:span text:style-name="T1">var</text:span> tasks = bclient.taskService.getTasks();</text:p>
      <text:p text:style-name="P7"><text:tab/></text:p>
      <text:p text:style-name="P7"><text:tab/><text:span text:style-name="T1">var</text:span> tab = document.getElementById("taskList");</text:p>
      <text:p text:style-name="P7"><text:tab/></text:p>
      <text:p text:style-name="P7"><text:tab/>// clear all data rows</text:p>
      <text:p text:style-name="P7"><text:tab/><text:span text:style-name="T1">while</text:span> (tab.rows.length &gt; 1) tab.deleteRow(1);</text:p>
      <text:p text:style-name="P7"/>
      <text:p text:style-name="P7"><text:tab/>// insert rows</text:p>
      <text:p text:style-name="P7"><text:tab/><text:span text:style-name="T1">for</text:span> (<text:span text:style-name="T1">var</text:span> i = 0; i &lt; tasks.length; i++) {</text:p>
      <text:p text:style-name="P7"><text:tab/><text:tab/>insertTaskRow(tab, tasks[i]);</text:p>
      <text:p text:style-name="P7"><text:tab/>}</text:p>
      <text:p text:style-name="P7">}</text:p>
      <text:p text:style-name="P7"/>
      <text:p text:style-name="P7"><text:span text:style-name="T1">function</text:span> insertTaskRow(tab, task) {</text:p>
      <text:p text:style-name="P7"><text:tab/><text:span text:style-name="T1">var</text:span> colIdx = 0;</text:p>
      <text:p text:style-name="P7"><text:tab/><text:span text:style-name="T1">var</text:span> row = tab.insertRow(tab.rows.length);</text:p>
      <text:p text:style-name="P7"><text:tab/>row.insertCell(colIdx++).innerHTML = task.id;</text:p>
      <text:p text:style-name="P7"><text:tab/>row.insertCell(colIdx++).innerHTML = task.userName;</text:p>
      <text:p text:style-name="P7"><text:tab/>row.insertCell(colIdx++).innerHTML = task.dueDate;</text:p>
      <text:p text:style-name="P7"><text:tab/>row.insertCell(colIdx++).innerHTML = task.todo;</text:p>
      <text:p text:style-name="P7"><text:tab/>row.insertCell(colIdx++).innerHTML = getTaskListProperties(task);</text:p>
      <text:p text:style-name="P7"><text:tab/>row.insertCell(colIdx++).innerHTML = getTaskListAttachments(task);</text:p>
      <text:p text:style-name="P7">}</text:p>
      <text:p text:style-name="P7"/>
      <text:p text:style-name="Text_20_body"/>
      <text:list xml:id="list2899928047504749451" text:style-name="L53">
        <text:list-item>
          <text:p text:style-name="P107">“insertTaskRow” uses two helper functions. The first one ,“getTaskListProperties”, adds a <text:soft-page-break/>column with the task property values.</text:p>
        </text:list-item>
      </text:list>
      <text:p text:style-name="P7"/>
      <text:p text:style-name="P7"><text:span text:style-name="T1">function</text:span> getTaskListProperties(task) {</text:p>
      <text:p text:style-name="P7"><text:tab/><text:span text:style-name="T1">var</text:span> ret = "";</text:p>
      <text:p text:style-name="P7"><text:tab/><text:span text:style-name="T1">if</text:span> (task.properties) {</text:p>
      <text:p text:style-name="P7"><text:tab/><text:tab/><text:span text:style-name="T1">for</text:span> (<text:span text:style-name="T1">var</text:span> k <text:span text:style-name="T1">in</text:span> task.properties) {</text:p>
      <text:p text:style-name="P7"><text:tab/><text:tab/><text:tab/>ret += k + "=" + task.properties[k] + "&lt;br/&gt;"; </text:p>
      <text:p text:style-name="P7"><text:tab/><text:tab/>}</text:p>
      <text:p text:style-name="P7"><text:tab/>}</text:p>
      <text:p text:style-name="P7"><text:tab/><text:span text:style-name="T1">return</text:span> ret;</text:p>
      <text:p text:style-name="P7">}</text:p>
      <text:p text:style-name="P7"/>
      <text:p text:style-name="Text_20_body"/>
      <text:list xml:id="list4617772924833758865" text:style-name="L54">
        <text:list-item>
          <text:p text:style-name="P108">The second helper function, “getTaskListAttachments”, renders a HTML anchor for each task attachment. The JavaScript definition of the “byps.BContentStream” class provides the member “url” from where the stream can be downloaded. <text:line-break/>Please note that the stream objects can be downloaded only once – like in all other supported programming environments. This means, that the HTML anchor can be clicked only once. Furthermore clicking the anchor should not unload the current page since this would cancel the long-poll request that is always active in background. That's why “target=_blank” is assigned to the anchor.</text:p>
        </text:list-item>
      </text:list>
      <text:p text:style-name="P7"/>
      <text:p text:style-name="P7"><text:span text:style-name="T1">function</text:span> getTaskListAttachments(task) {</text:p>
      <text:p text:style-name="P7"><text:tab/><text:span text:style-name="T1">var</text:span> ret = "";</text:p>
      <text:p text:style-name="P7"><text:tab/><text:span text:style-name="T1">if</text:span> (task.attachments) {</text:p>
      <text:p text:style-name="P7"><text:tab/><text:tab/><text:span text:style-name="T1">for</text:span> (<text:span text:style-name="T1">var</text:span> i = 0; i &lt; task.attachments.length; i++) {</text:p>
      <text:p text:style-name="P7"><text:tab/><text:tab/><text:tab/><text:span text:style-name="T1">var</text:span> stream = task.attachments[i];</text:p>
      <text:p text:style-name="P7"><text:tab/><text:tab/><text:tab/>ret += "&lt;a <text:span text:style-name="T33">target='_blank' " + </text:span></text:p>
      <text:p text:style-name="P7"><text:span text:style-name="T33"><text:s text:c="29"/>"</text:span>href='" + stream.url + "'&gt;attachment" + (i+1) + "&lt;/a&gt;&lt;br/&gt;"; </text:p>
      <text:p text:style-name="P7"><text:tab/><text:tab/>}</text:p>
      <text:p text:style-name="P7"><text:tab/>}</text:p>
      <text:p text:style-name="P7"><text:tab/><text:span text:style-name="T1">return</text:span> ret;</text:p>
      <text:p text:style-name="P7">}</text:p>
      <text:p text:style-name="Text_20_body"/>
      <text:list xml:id="list7256210875816806582" text:style-name="L55">
        <text:list-item>
          <text:p text:style-name="P109">For this example it is more convenient to let the browser download the attachments in order to display them in the browser window. Therefore, edit “TaskServiceImpl” and modify function “cloneTask”. Set property “attachment” for the copied “byps.BContentStream” objects:</text:p>
        </text:list-item>
      </text:list>
      <text:p text:style-name="P12"><text:tab/><text:tab/><text:tab/><text:tab/><text:tab/>…</text:p>
      <text:p text:style-name="Code"><text:tab/><text:tab/><text:tab/><text:tab/><text:tab/>ns = ((BContentStream)is).cloneInputStream();</text:p>
      <text:p text:style-name="Code"><text:tab/><text:tab/><text:tab/><text:tab/><text:tab/>ns.setAttachment(<text:span text:style-name="T1">true</text:span>);</text:p>
      <text:p text:style-name="Code"><text:tab/><text:tab/><text:tab/><text:tab/><text:tab/>nstreams.add(ns);</text:p>
      <text:p text:style-name="Code"><text:tab/><text:tab/><text:tab/><text:tab/><text:tab/>…</text:p>
      <text:p text:style-name="P22"/>
      <text:p text:style-name="P26"/>
      <text:p text:style-name="P22">Check Task List</text:p>
      <text:list xml:id="list8261289806295216570" text:style-name="L56">
        <text:list-item>
          <text:p text:style-name="P110">In order to check the code written so far, start the server and navigate to the URL “<text:a xlink:type="simple" xlink:href="http://localhost:8080/taskapp-srv">http://localhost:8080/taskapp-srv</text:a>”.</text:p>
        </text:list-item>
        <text:list-item>
          <text:p text:style-name="P110">The browser prompts for login credentials. Use “Fritz” and “abc” as defined in the file “Servers/Tomcat v7.0 …/tomcat-users.xml”. The result should look like this:</text:p>
        </text:list-item>
      </text:list>
      <text:p text:style-name="Text_20_body"><draw:frame draw:style-name="fr2" draw:name="Grafik41" text:anchor-type="paragraph" svg:width="12.913cm" svg:height="5.69cm" draw:z-index="40"><draw:image xlink:href="Pictures/20000007000032710000163A96F42AAB.svm" xlink:type="simple" xlink:show="embed" xlink:actuate="onLoad"/></draw:frame><text:soft-page-break/></text:p>
      <text:list xml:id="list36235524" text:continue-numbering="true" text:style-name="L56">
        <text:list-item>
          <text:p text:style-name="P110">Now, execute the “taskapp-client-j” to add a task object:</text:p>
        </text:list-item>
      </text:list>
      <text:p text:style-name="Text_20_body"><draw:frame draw:style-name="fr1" draw:name="Grafik42" text:anchor-type="paragraph" svg:width="6.167cm" svg:height="2.198cm" draw:z-index="41"><draw:image xlink:href="Pictures/200000070000181600000895AB1CDCEB.svm" xlink:type="simple" xlink:show="embed" xlink:actuate="onLoad"/></draw:frame></text:p>
      <text:list xml:id="list5447092321312445145" text:style-name="L57">
        <text:list-item>
          <text:p text:style-name="P111">Start the browser's debugger (e.g. Chrome: F12) and set a breakpoint in function “updateTaskList”.</text:p>
          <text:p text:style-name="P111"><draw:frame draw:style-name="fr2" draw:name="Grafik43" text:anchor-type="paragraph" svg:width="15.372cm" svg:height="4.738cm" draw:z-index="42"><draw:image xlink:href="Pictures/2000000700003C0D0000128193AB7308.svm" xlink:type="simple" xlink:show="embed" xlink:actuate="onLoad"/></draw:frame></text:p>
        </text:list-item>
        <text:list-item>
          <text:p text:style-name="P111">On the web page, click button “Update” and step through the code (e.g. in Chrome press F10 for a single step over).</text:p>
        </text:list-item>
        <text:list-item>
          <text:p text:style-name="P111">After the function is executed, the web page should display the task in the first table.</text:p>
        </text:list-item>
      </text:list>
      <text:p text:style-name="Text_20_body"/>
      <text:h text:style-name="Heading_20_3" text:outline-level="3"><text:bookmark-start text:name="__RefHeading__3810_92150369"/>Add Task<text:bookmark-end text:name="__RefHeading__3810_92150369"/></text:h>
      <text:p text:style-name="Text_20_body">This example adds a task object using an asynchronous request to the server.</text:p>
      <text:list xml:id="list6359151053320137175" text:style-name="L58">
        <text:list-item>
          <text:p text:style-name="P112">Before this can be done, the client notification code added in section <text:bookmark-ref text:reference-format="number" text:ref-name="__RefHeading__3880_92150369"> 3.9 </text:bookmark-ref>have to be commented out, since there is currently no client-side implementation (see <text:bookmark-ref text:reference-format="number" text:ref-name="__RefHeading__3883_92150369"> 3.10.4 </text:bookmark-ref>). Edit <text:s/>“TaskServiceImpl”, function “addTask”:</text:p>
        </text:list-item>
      </text:list>
      <text:p text:style-name="P7"><text:tab/><text:tab/>// Notify client </text:p>
      <text:p text:style-name="P7"><text:tab/><text:tab/>// BClient_Taskapp bclient = (BClient_Taskapp) session.getClientR();</text:p>
      <text:p text:style-name="P7"><text:tab/><text:tab/>// bclient.getTaskNotify().receiveTask(cloneTask(task));</text:p>
      <text:p text:style-name="P7"/>
      <text:p text:style-name="Text_20_body"/>
      <text:list xml:id="list3744394604587642257" text:style-name="L59">
        <text:list-item>
          <text:p text:style-name="P113">Open “taskapp-srv/WebContent/index.html” and add the following lines. This function <text:soft-page-break/>assigns the input field values of the table to a “TaskInfo” object and sends the object by calling “addTask” to the server. Each interface function is performed asynchronously if a function object is added to the parameter list. The function object is called when the server responses. It receives the return value and an byps.BException object in case of an error. </text:p>
        </text:list-item>
      </text:list>
      <text:p text:style-name="P7"><text:span text:style-name="T1">function</text:span> addTask() {</text:p>
      <text:p text:style-name="P7"><text:tab/><text:span text:style-name="T1">var</text:span> t = <text:span text:style-name="T1">new</text:span> task.app.TaskInfo();</text:p>
      <text:p text:style-name="P7"><text:tab/>t.id = document.getElementById("taskId").value;</text:p>
      <text:p text:style-name="P7"><text:tab/>t.userName = document.getElementById("taskUserName").value;</text:p>
      <text:p text:style-name="P7"><text:tab/>t.dueDate = <text:span text:style-name="T1">new</text:span> Date(document.getElementById("taskDueDate").value);</text:p>
      <text:p text:style-name="P7"><text:tab/>t.todo = document.getElementById("taskTodo").value;</text:p>
      <text:p text:style-name="P7"><text:tab/></text:p>
      <text:p text:style-name="P7"><text:tab/>bclient.taskService.addTask(t, <text:span text:style-name="T1">function</text:span>(result, ex) {</text:p>
      <text:p text:style-name="P7"><text:tab/><text:tab/><text:span text:style-name="T1">if</text:span> (ex) alert(ex);</text:p>
      <text:p text:style-name="P7"><text:tab/>});</text:p>
      <text:p text:style-name="P7">}</text:p>
      <text:p text:style-name="Text_20_body"/>
      <text:p text:style-name="P22">Check Add Task</text:p>
      <text:list xml:id="list8282153846285902708" text:style-name="L60">
        <text:list-item>
          <text:p text:style-name="P114">Start the server, navigate to the URL “<text:a xlink:type="simple" xlink:href="http://localhost:8080/taskapp-srv">http://localhost:8080/taskapp-srv</text:a>” and login with “Fritz”, “abc”.</text:p>
        </text:list-item>
        <text:list-item>
          <text:p text:style-name="P114">Enter some values in the “Add Task” table. Enter “Fritz” as user name. For “Due Date”, use a date format that can be parsed by the JavaScript Date object, e.g. an ISO conform format like “2014-02-01 11:12:13”.</text:p>
        </text:list-item>
        <text:list-item>
          <text:p text:style-name="P114">Click “Add” and then “Update” to view the created task.</text:p>
        </text:list-item>
      </text:list>
      <text:p text:style-name="Text_20_body"/>
      <text:h text:style-name="Heading_20_3" text:outline-level="3">Upload Files</text:h>
      <text:p text:style-name="Text_20_body"><text:span text:style-name="T3">This example shows how to upload files. 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Upload”.</text:span></text:p>
      <text:p text:style-name="P19">For uploading files on a web page, an HTML form has to be defined with an input field of type “file”. This form sends the file contents to the server where they are temporary buffered. The server answers with an array of stream IDs which are loaded into a hidden “iframe” on the web page. </text:p>
      <text:p text:style-name="P19">An “onload” handler of the hidden “iframe” takes the stream IDs and assigns them to “byps.BContentStream” objects which in turn are assigned to a new “TaskInfo” object. Then, the handler calls the interface function “addTask” to add the new task object.</text:p>
      <text:list xml:id="list3166591457478352595" text:style-name="L61">
        <text:list-item>
          <text:p text:style-name="P67">Replace the code of the “Add Task” table by the following lines:</text:p>
        </text:list-item>
      </text:list>
      <text:p text:style-name="P7"><text:span text:style-name="T3"><text:tab/></text:span><text:span text:style-name="T3">&lt;</text:span><text:span text:style-name="T3">form</text:span><text:span text:style-name="T3"> </text:span><text:span text:style-name="T3">id</text:span><text:span text:style-name="T3">=</text:span><text:span text:style-name="T7">"addTaskForm"</text:span><text:span text:style-name="T3"> </text:span><text:span text:style-name="T3">method</text:span><text:span text:style-name="T3">=</text:span><text:span text:style-name="T7">"post"</text:span><text:span text:style-name="T3"> </text:span><text:span text:style-name="T3">enctype</text:span><text:span text:style-name="T3">=</text:span><text:span text:style-name="T7">"multipart/form-data"</text:span></text:p>
      <text:p text:style-name="P7"><text:tab/><text:tab/>action=<text:span text:style-name="T13">"/taskapp-srv/taskapp?uploadHandler=htmlform"</text:span></text:p>
      <text:p text:style-name="P7"><text:tab/><text:tab/>target=<text:span text:style-name="T13">"uploadResultFrame"</text:span>&gt;</text:p>
      <text:p text:style-name="P7"><text:tab/><text:tab/>&lt;table&gt;</text:p>
      <text:p text:style-name="P7"><text:tab/><text:tab/><text:tab/>&lt;tr&gt;</text:p>
      <text:p text:style-name="P7"><text:tab/><text:tab/><text:tab/><text:tab/>&lt;td&gt;Add Task&lt;/td&gt;</text:p>
      <text:p text:style-name="P7"><text:tab/><text:tab/><text:tab/>&lt;/tr&gt;</text:p>
      <text:p text:style-name="P7"><text:tab/><text:tab/><text:tab/>&lt;tr&gt;</text:p>
      <text:p text:style-name="P7"><text:tab/><text:tab/><text:tab/><text:tab/>&lt;td&gt;</text:p>
      <text:p text:style-name="P7"><text:tab/><text:tab/><text:tab/><text:tab/><text:tab/>&lt;table id=<text:span text:style-name="T13">"taskList"</text:span>&gt;</text:p>
      <text:p text:style-name="P7"><text:tab/><text:tab/><text:tab/><text:tab/><text:tab/><text:tab/>&lt;tr&gt;</text:p>
      <text:p text:style-name="P7"><text:tab/><text:tab/><text:tab/><text:tab/><text:tab/><text:tab/><text:tab/>&lt;td&gt;ID&lt;/td&gt;</text:p>
      <text:p text:style-name="P7"><text:tab/><text:tab/><text:tab/><text:tab/><text:tab/><text:tab/><text:tab/>&lt;td&gt;User Name&lt;/td&gt;</text:p>
      <text:p text:style-name="P7"><text:tab/><text:tab/><text:tab/><text:tab/><text:tab/><text:tab/><text:tab/>&lt;td&gt;Due Date&lt;/td&gt;</text:p>
      <text:p text:style-name="P7"><text:tab/><text:tab/><text:tab/><text:tab/><text:tab/><text:tab/><text:tab/>&lt;td&gt;TODO&lt;/td&gt;</text:p>
      <text:p text:style-name="P7"><text:tab/><text:tab/><text:tab/><text:tab/><text:tab/><text:tab/><text:tab/>&lt;td&gt;Attachments&lt;/td&gt;</text:p>
      <text:p text:style-name="P7"><text:tab/><text:tab/><text:tab/><text:tab/><text:tab/><text:tab/>&lt;/tr&gt;</text:p>
      <text:p text:style-name="P7"><text:tab/><text:tab/><text:tab/><text:tab/><text:tab/><text:tab/>&lt;tr&gt;</text:p>
      <text:p text:style-name="P7"><text:tab/><text:tab/><text:tab/><text:tab/><text:tab/><text:tab/><text:tab/>&lt;td&gt;&lt;input id=<text:span text:style-name="T13">"taskId"</text:span> /&gt;&lt;/td&gt;</text:p>
      <text:p text:style-name="P7"><text:tab/><text:tab/><text:tab/><text:tab/><text:tab/><text:tab/><text:tab/>&lt;td&gt;&lt;input id=<text:span text:style-name="T13">"taskUserName"</text:span> /&gt;&lt;/td&gt;</text:p>
      <text:p text:style-name="P7"><text:tab/><text:tab/><text:tab/><text:tab/><text:tab/><text:tab/><text:tab/>&lt;td&gt;&lt;input id=<text:span text:style-name="T13">"taskDueDate"</text:span> /&gt;&lt;/td&gt;</text:p>
      <text:p text:style-name="P7"><text:tab/><text:tab/><text:tab/><text:tab/><text:tab/><text:tab/><text:tab/>&lt;td&gt;&lt;input id=<text:span text:style-name="T13">"taskTodo"</text:span> /&gt;&lt;/td&gt;</text:p>
      <text:p text:style-name="P7"><text:tab/><text:tab/><text:tab/><text:tab/><text:tab/><text:tab/><text:tab/>&lt;td&gt;&lt;input id=<text:span text:style-name="T13">"taskAtts"</text:span> name=<text:span text:style-name="T13">"files[]"</text:span> </text:p>
      <text:p text:style-name="P7"><text:tab/><text:tab/><text:tab/><text:tab/><text:tab/><text:tab/><text:tab/><text:tab/>type=<text:span text:style-name="T13">"file"</text:span> multiple&gt;&lt;/td&gt;</text:p>
      <text:p text:style-name="P7"><text:soft-page-break/><text:tab/><text:tab/><text:tab/><text:tab/><text:tab/><text:tab/>&lt;/tr&gt;</text:p>
      <text:p text:style-name="P7"><text:tab/><text:tab/><text:tab/><text:tab/><text:tab/>&lt;/table&gt;</text:p>
      <text:p text:style-name="P7"><text:tab/><text:tab/><text:tab/><text:tab/>&lt;/td&gt;</text:p>
      <text:p text:style-name="P7"><text:tab/><text:tab/><text:tab/>&lt;/tr&gt;</text:p>
      <text:p text:style-name="P7"><text:tab/><text:tab/><text:tab/>&lt;tr&gt;</text:p>
      <text:p text:style-name="P7"><text:tab/><text:tab/><text:tab/><text:tab/>&lt;td&gt;&lt;input type=<text:span text:style-name="T13">"submit"</text:span> value=<text:span text:style-name="T13">"Add"</text:span> /&gt;&lt;/td&gt;</text:p>
      <text:p text:style-name="P7"><text:tab/><text:tab/><text:tab/>&lt;/tr&gt;</text:p>
      <text:p text:style-name="P7"><text:tab/><text:tab/>&lt;/table&gt;</text:p>
      <text:p text:style-name="P7"><text:tab/><text:tab/>&lt;iframe id=<text:span text:style-name="T13">"uploadResultFrame"</text:span> name=<text:span text:style-name="T13">"uploadResultFrame"</text:span></text:p>
      <text:p text:style-name="P7"><text:tab/><text:tab/><text:tab/>onload="onUploadResult()" style="visibility: <text:span text:style-name="T13">hidden</text:span>; display: <text:span text:style-name="T13">none</text:span>"&gt;</text:p>
      <text:p text:style-name="P7"><text:tab/><text:tab/>&lt;/iframe&gt;</text:p>
      <text:p text:style-name="P7"><text:tab/>&lt;/form&gt;</text:p>
      <text:p text:style-name="P8"/>
      <text:p text:style-name="P19"/>
      <text:list xml:id="list5502477229223097310" text:style-name="L62">
        <text:list-item>
          <text:p text:style-name="P68">The handler function “onUploadResult” is defined as follows:</text:p>
        </text:list-item>
      </text:list>
      <text:p text:style-name="P7"><text:span text:style-name="T4">function</text:span><text:span text:style-name="T3"> onUploadResult() {</text:span></text:p>
      <text:p text:style-name="P7"><text:tab/></text:p>
      <text:p text:style-name="P7"><text:tab/>// Get DOM object of iframe body</text:p>
      <text:p text:style-name="P7"><text:tab/><text:span text:style-name="T1">var</text:span> iFrameBody;</text:p>
      <text:p text:style-name="P7"><text:tab/><text:span text:style-name="T1">var</text:span> iFrame = document.getElementById('uploadResultFrame');</text:p>
      <text:p text:style-name="P7"><text:tab/><text:span text:style-name="T1">if</text:span> (iFrame.contentDocument) { // FF</text:p>
      <text:p text:style-name="P7"><text:tab/><text:tab/>iFrameBody = iFrame.contentDocument.getElementsByTagName('body')[0];</text:p>
      <text:p text:style-name="P7"><text:tab/>} <text:span text:style-name="T1">else</text:span> <text:span text:style-name="T1">if</text:span> (iFrame.contentWindow) { // IE</text:p>
      <text:p text:style-name="P7"><text:tab/><text:tab/>iFrameBody = iFrame.contentWindow.document.getElementsByTagName('body')[0];</text:p>
      <text:p text:style-name="P7"><text:tab/>}</text:p>
      <text:p text:style-name="P7"><text:tab/></text:p>
      <text:p text:style-name="P7"><text:tab/>// Stream IDs are in the iframe's body</text:p>
      <text:p text:style-name="P7"><text:tab/><text:span text:style-name="T1">var</text:span> ret = iFrameBody.innerHTML;</text:p>
      <text:p text:style-name="P7"><text:tab/><text:span text:style-name="T1">if</text:span> (ret) {</text:p>
      <text:p text:style-name="P7"/>
      <text:p text:style-name="P7"><text:tab/><text:tab/>// Obtain stream IDs in an array</text:p>
      <text:p text:style-name="P7"><text:tab/><text:tab/><text:span text:style-name="T1">var</text:span> streamIds = JSON.parse(ret);</text:p>
      <text:p text:style-name="P7"><text:tab/><text:tab/></text:p>
      <text:p text:style-name="P7"><text:tab/><text:tab/>// Create BContentStream objects</text:p>
      <text:p text:style-name="P7"><text:tab/><text:tab/><text:span text:style-name="T1">var</text:span> attachments = [];</text:p>
      <text:p text:style-name="P7"><text:tab/><text:tab/><text:span text:style-name="T1">for</text:span> (<text:span text:style-name="T1">var</text:span> i = 0; i &lt; streamIds.length; i++) {</text:p>
      <text:p text:style-name="P7"><text:tab/><text:tab/><text:tab/>attachments[i] = <text:span text:style-name="T1">new</text:span> byps.BContentStream();</text:p>
      <text:p text:style-name="P7"><text:tab/><text:tab/><text:tab/>attachments[i].streamId = streamIds[i];</text:p>
      <text:p text:style-name="P7"><text:tab/><text:tab/>}</text:p>
      <text:p text:style-name="P7"><text:tab/><text:tab/></text:p>
      <text:p text:style-name="P7"><text:tab/><text:tab/>// Add new task</text:p>
      <text:p text:style-name="P7"><text:tab/><text:tab/><text:span text:style-name="T1">var</text:span> t = <text:span text:style-name="T1">new</text:span> task.app.TaskInfo();</text:p>
      <text:p text:style-name="P7"><text:tab/><text:tab/>t.id = document.getElementById("taskId").value;</text:p>
      <text:p text:style-name="P7"><text:tab/><text:tab/>t.userName = document.getElementById("taskUserName").value;</text:p>
      <text:p text:style-name="P7"><text:tab/><text:tab/>t.dueDate = <text:span text:style-name="T1">new</text:span> Date(document.getElementById("taskDueDate").value);</text:p>
      <text:p text:style-name="P7"><text:tab/><text:tab/>t.todo = document.getElementById("taskTodo").value;</text:p>
      <text:p text:style-name="P7"><text:tab/><text:tab/>t.attachments = attachments;</text:p>
      <text:p text:style-name="P7"/>
      <text:p text:style-name="P7"><text:tab/><text:tab/>bclient.taskService.addTask(t, <text:span text:style-name="T1">function</text:span>(result, ex) {</text:p>
      <text:p text:style-name="P7"><text:tab/><text:tab/><text:tab/><text:span text:style-name="T1">if</text:span> (ex) alert(ex);</text:p>
      <text:p text:style-name="P7"><text:tab/><text:tab/>});</text:p>
      <text:p text:style-name="P7"><text:tab/>}</text:p>
      <text:p text:style-name="P7"/>
      <text:p text:style-name="P7"><text:tab/><text:span text:style-name="T1">return</text:span> ret;</text:p>
      <text:p text:style-name="P7">}</text:p>
      <text:p text:style-name="P8"/>
      <text:p text:style-name="P8"/>
      <text:p text:style-name="P8"/>
      <text:h text:style-name="Heading_20_3" text:outline-level="3"><text:bookmark-start text:name="__RefHeading__3883_92150369"/>Client-side Notification<text:bookmark-end text:name="__RefHeading__3883_92150369"/></text:h>
      <text:p text:style-name="P19">JavaScript client applications can also implement client-side interfaces in order to receive notifications from the server. </text:p>
      <text:p text:style-name="Text_20_body"><text:span text:style-name="T3">The code of this example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Notify”. </text:span></text:p>
      <text:p text:style-name="P19">The notification code in the “TaskServiceImpl” has to be reactivated. This code informs the user of the current session of a task that she has just created. In practice it would be more useful to inform the user who is responsible for the task. In order to do this, the session of this user must be made accessible. </text:p>
      <text:p text:style-name="P20">Obtain Access to all Sessions in TaskappSession</text:p>
      <text:list xml:id="list5674029931617497814" text:style-name="L63">
        <text:list-item>
          <text:p text:style-name="P69"><text:soft-page-break/>In class “TaskappSession” add a static hash map for the sessions:</text:p>
        </text:list-item>
      </text:list>
      <text:p text:style-name="P7"><text:span text:style-name="T3"><text:tab/></text:span><text:span text:style-name="T4">final</text:span><text:span text:style-name="T3"> </text:span><text:span text:style-name="T4">static</text:span><text:span text:style-name="T3"> ConcurrentHashMap&lt;String, TaskappSession&gt; </text:span><text:span text:style-name="T7">userSessions</text:span><text:span text:style-name="T3"> = </text:span></text:p>
      <text:p text:style-name="P7"><text:span text:style-name="T4"><text:tab/><text:tab/>new</text:span><text:span text:style-name="T3"> ConcurrentHashMap&lt;String, TaskappSession&gt;();</text:span></text:p>
      <text:p text:style-name="P19"/>
      <text:list xml:id="list5143094198470557997" text:style-name="L64">
        <text:list-item>
          <text:p text:style-name="P70">Inside the class's constructor add the instance to the map:</text:p>
        </text:list-item>
      </text:list>
      <text:p text:style-name="P7"><text:span text:style-name="T3"><text:tab/></text:span><text:span text:style-name="T4">public</text:span><text:span text:style-name="T3"> TaskappSession(HttpSession hsess, String remoteUser, File tempDir,</text:span></text:p>
      <text:p text:style-name="P7"><text:tab/><text:tab/><text:tab/>BServerRegistry stubRegistry) {</text:p>
      <text:p text:style-name="P7"><text:tab/><text:tab/><text:span text:style-name="T1">super</text:span>(hsess, remoteUser, tempDir, stubRegistry);</text:p>
      <text:p text:style-name="P7"><text:tab/><text:tab/><text:span text:style-name="T13">userSessions</text:span>.put(remoteUser, <text:span text:style-name="T1">this</text:span>);</text:p>
      <text:p text:style-name="P8"><text:tab/><text:tab/>…</text:p>
      <text:p text:style-name="P19"/>
      <text:list xml:id="list7847177122968948074" text:style-name="L65">
        <text:list-item>
          <text:p text:style-name="P71">Override the “done” method to remove the session from the map if it is disconnected:</text:p>
        </text:list-item>
      </text:list>
      <text:p text:style-name="P7"><text:span text:style-name="T3"><text:tab/></text:span><text:span text:style-name="T3">@Override</text:span></text:p>
      <text:p text:style-name="P7"><text:tab/><text:span text:style-name="T1">public</text:span> <text:span text:style-name="T1">void</text:span> done() {</text:p>
      <text:p text:style-name="P7"><text:tab/><text:tab/><text:span text:style-name="T13">userSessions</text:span>.remove(<text:span text:style-name="T1">super</text:span>.getRemoteUser());</text:p>
      <text:p text:style-name="P7"><text:tab/><text:tab/><text:span text:style-name="T1">super</text:span>.done();</text:p>
      <text:p text:style-name="P7"><text:tab/>}</text:p>
      <text:p text:style-name="P8"/>
      <text:p text:style-name="P19"/>
      <text:p text:style-name="P20">Notify the Responsible User</text:p>
      <text:list xml:id="list36236837" text:continue-list="list5143094198470557997" text:style-name="L64">
        <text:list-item>
          <text:p text:style-name="P70">Edit class “TaskServiceImpl”, function “addTask”. Replace the comment lines at “// Notify client” with the following lines. <text:line-break/>Since the client is a single-threaded web page, calling the “receiveTask” function synchronously might cause a deadlock. In order to invoke asynchronously, a “BAsyncResult” parameter was added to the function call.</text:p>
        </text:list-item>
      </text:list>
      <text:p text:style-name="P7"><text:span text:style-name="T3"><text:tab/><text:tab/></text:span><text:span text:style-name="T3">// Notify client </text:span></text:p>
      <text:p text:style-name="P7"><text:tab/><text:tab/>TaskappSession taskSession = TaskappSession.<text:span text:style-name="T13">userSessions</text:span>.get(task.getUserName());</text:p>
      <text:p text:style-name="P7"><text:tab/><text:tab/><text:span text:style-name="T1">if</text:span> (taskSession != <text:span text:style-name="T1">null</text:span>) {</text:p>
      <text:p text:style-name="P7"><text:tab/><text:tab/><text:tab/>BClient_Taskapp bclient = (BClient_Taskapp) taskSession.getClientR();</text:p>
      <text:p text:style-name="P7"><text:tab/><text:tab/><text:tab/>bclient.getTaskNotify().receiveTask(cloneTask(task), </text:p>
      <text:p text:style-name="P7"><text:tab/><text:tab/><text:tab/><text:tab/><text:tab/><text:span text:style-name="T1">new</text:span> BAsyncResultIgnored&lt;Integer&gt;());</text:p>
      <text:p text:style-name="P7"><text:tab/><text:tab/>}</text:p>
      <text:p text:style-name="P8"/>
      <text:p text:style-name="P19"/>
      <text:p text:style-name="P20">Provide Client-Side Implementation </text:p>
      <text:list xml:id="list7138545777265035249" text:style-name="L66">
        <text:list-item>
          <text:p text:style-name="P72">Providing a client-side interface implementation in JavaScript looks very similar to Java. One most obvious difference is, that prototyping is to be used instead of class inheritance. Insert the following code somewhere inside the script block of the “index.html”:</text:p>
        </text:list-item>
      </text:list>
      <text:p text:style-name="P7"><text:span text:style-name="T3"><text:tab/></text:span><text:span text:style-name="T3">// Implementation of TaskNotify</text:span></text:p>
      <text:p text:style-name="P7"><text:tab/><text:span text:style-name="T1">var</text:span> TaskNotifyImpl = <text:span text:style-name="T1">function</text:span>() {</text:p>
      <text:p text:style-name="P7"><text:tab/><text:tab/></text:p>
      <text:p text:style-name="P7"><text:tab/><text:tab/><text:span text:style-name="T1">this</text:span>.receiveTask = <text:span text:style-name="T1">function</text:span>(task) {</text:p>
      <text:p text:style-name="P7"><text:tab/><text:tab/><text:tab/><text:span text:style-name="T1">var</text:span> tab = document.getElementById("taskList");</text:p>
      <text:p text:style-name="P7"><text:tab/><text:tab/><text:tab/>insertTaskRow(tab, task);</text:p>
      <text:p text:style-name="P7"><text:tab/><text:tab/>};</text:p>
      <text:p text:style-name="P7"><text:tab/><text:tab/></text:p>
      <text:p text:style-name="P7"><text:tab/>};</text:p>
      <text:p text:style-name="P7"><text:tab/>TaskNotifyImpl.prototype = <text:span text:style-name="T1">new</text:span> task.app.BSkeleton_TaskNotify();</text:p>
      <text:p text:style-name="P8"/>
      <text:p text:style-name="P19"/>
      <text:list xml:id="list36253011" text:continue-numbering="true" text:style-name="L66">
        <text:list-item>
          <text:p text:style-name="P72">An instance of this “TaskNotifyImpl” function has to be added to the “bclient” object in the “init” function:</text:p>
        </text:list-item>
      </text:list>
      <text:p text:style-name="P8"><text:tab/>function init() {</text:p>
      <text:p text:style-name="P8"><text:tab/><text:tab/>…</text:p>
      <text:p text:style-name="P8"><text:tab/><text:tab/></text:p>
      <text:p text:style-name="P8"><text:tab/><text:tab/>this.bclient = task.app.createClient_Taskapp(transportFactory);</text:p>
      <text:p text:style-name="P8"><text:tab/><text:tab/></text:p>
      <text:p text:style-name="P8"><text:tab/><text:tab/>this.bclient.addRemote(new TaskNotifyImpl());</text:p>
      <text:p text:style-name="P8"/>
      <text:p text:style-name="P8"><text:tab/><text:tab/>this.bclient.start();</text:p>
      <text:p text:style-name="P8"><text:soft-page-break/><text:tab/><text:tab/>…</text:p>
      <text:p text:style-name="P8"/>
      <text:p text:style-name="P8"/>
      <text:p text:style-name="P34"/>
      <text:p text:style-name="P35">Try Out</text:p>
      <text:list xml:id="list36252211" text:continue-numbering="true" text:style-name="L66">
        <text:list-item>
          <text:p text:style-name="P73">Start two independent browsers – e.g. browsers of different vendors. </text:p>
        </text:list-item>
        <text:list-item>
          <text:p text:style-name="P73">Open the web page under different accounts – e.g. login as “Fritz/abc” in the first browser window and “Maria/123” in the second one.</text:p>
        </text:list-item>
        <text:list-item>
          <text:p text:style-name="P73">In the first browser (used by “Fritz”), add a task for “Maria”. The second browser (used by “Maria”) should be notified and the newly created task should be listed.</text:p>
        </text:list-item>
      </text:list>
      <text:h text:style-name="P39" text:outline-level="2"><text:bookmark-start text:name="__RefHeading__3181_436306636"/>Client-to-Client Communication<text:bookmark-end text:name="__RefHeading__3181_436306636"/></text:h>
      <text:p text:style-name="P19">This example shows how clients can talk to each other over the server. </text:p>
      <text:h text:style-name="P39"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9"/>
      <text:h text:style-name="P43" text:outline-level="3">Java Development</text:h>
      <text:p text:style-name="P19">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9">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9"/>
      <text:h text:style-name="P43" text:outline-level="3">C# Development</text:h>
      <text:p text:style-name="P19">At least Microsoft Visual Studio 2012 Express is required. The .NET run-time must be 4.0 or newer.</text:p>
      <text:p text:style-name="P19">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43" text:outline-level="3"><text:soft-page-break/>C++ Development</text:h>
      <text:p text:style-name="P19">Mircosoft Visual Studio 2012 Express or newer is required. The generated code uses C++11 language features (e.g. lambda expressions). </text:p>
      <text:p text:style-name="P19">Support for QT 5.0 is under development.</text:p>
      <text:p text:style-name="P19">The BYPS communication classes have to be added in source code to the target projects.</text:p>
      <text:h text:style-name="P43" text:outline-level="3">JavaScript Development</text:h>
      <text:p text:style-name="P19">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618204772776793472" text:style-name="L67">
        <text:list-item>
          <text:p text:style-name="P115">Select the “Servers” view:</text:p>
        </text:list-item>
      </text:list>
      <text:p text:style-name="Text_20_body"><draw:frame draw:style-name="fr1" draw:name="Grafik38" text:anchor-type="paragraph" svg:width="9.924cm" svg:height="2.251cm" draw:z-index="36"><draw:image xlink:href="Pictures/20000007000026C3000008CA0E8B671A.svm" xlink:type="simple" xlink:show="embed" xlink:actuate="onLoad"/></draw:frame></text:p>
      <text:list xml:id="list36262735" text:continue-numbering="true" text:style-name="L67">
        <text:list-item>
          <text:p text:style-name="P115">Stop “Tomcat...” if it is running.</text:p>
        </text:list-item>
        <text:list-item>
          <text:p text:style-name="P115">Expand “Tomcat...”, right-click on “taskapp-srv”, select “Remove”.</text:p>
        </text:list-item>
        <text:list-item>
          <text:p text:style-name="P115">Right-click “Tomcat...”, “Publish”</text:p>
        </text:list-item>
        <text:list-item>
          <text:p text:style-name="P115">Right-click “Tomcat...”, “Add and Remove...”, select “taskapp-srv”, click “Add &gt;”, click “Finish”</text:p>
        </text:list-item>
        <text:list-item>
          <text:p text:style-name="P115">Right-click “Tomcat...”, “Publish”</text:p>
        </text:list-item>
        <text:list-item>
          <text:p text:style-name="P115">Start “Tomcat...”</text:p>
        </text:list-item>
      </text:list>
      <text:p text:style-name="Text_20_body"/>
      <text:h text:style-name="P38"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33">BYPS: Wolfgang Imig, Binary Portable Serialization, https://github.com/wolfgangimig/byps</text:p>
          <text:p text:style-name="P33">JDK: ORACLE, JDK, http://www.oracle.com/technetwork/java/javase/downloads/index.html</text:p>
          <text:p text:style-name="P33"><text:soft-page-break/>ECLIPSE: Eclipse Foundation, Eclipse IDE for Java EE Developers, https://www.eclipse.org/downloads/</text:p>
          <text:p text:style-name="P33">TOMCAT: Apache Software Foundation, Apache Tomcat, http://tomcat.apache.org/download-70.cgi</text:p>
          <text:p text:style-name="P33">LIBDIR: Wolfgang Imig, Directory with BYPS libraries and C++ includes, https://github.com/wolfgangimig/byps/blob/master/byps-lib.zip</text:p>
          <text:p text:style-name="P33">JSON: Crockford, Java Script Object Notation, http://www.json.org/</text:p>
          <text:p text:style-name="P33">TASKAPP: Wolfgang Imig, BYPS Taskapp Example, https://github.com/wolfgangimig/taskapp</text:p>
        </text:index-body>
      </text:bibliograph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5-11T16:09:20.93</dc:date>
    <meta:editing-duration>P2DT5H51M30S</meta:editing-duration>
    <meta:editing-cycles>171</meta:editing-cycles>
    <meta:generator>OpenOffice.org/3.4.1$Win32 OpenOffice.org_project/341m1$Build-9593</meta:generator>
    <meta:document-statistic meta:table-count="3" meta:image-count="43" meta:object-count="0" meta:page-count="44" meta:paragraph-count="1214" meta:word-count="8484" meta:character-count="63338"/>
  </office:meta>
</office:document-meta>
</file>